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3" svg:font-family="'Liberation Serif'" style:font-pitch="variable"/>
    <style:font-face style:name="Liberation Serif2" svg:font-family="'Liberation Serif'" style:font-adornments="标准" style:font-pitch="variable"/>
    <style:font-face style:name="宋体" svg:font-family="宋体" style:font-pitch="variable"/>
    <style:font-face style:name="宋体2" svg:font-family="宋体" style:font-adornments="常规" style:font-pitch="variable"/>
    <style:font-face style:name="宋体1" svg:font-family="宋体" style:font-adornments="标准" style:font-pitch="variable"/>
    <style:font-face style:name="微软雅黑3" svg:font-family="微软雅黑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标准" style:font-family-generic="roman" style:font-pitch="variable"/>
    <style:font-face style:name="Liberation Serif4" svg:font-family="'Liberation Serif'" style:font-adornments="标准" style:font-family-generic="swiss" style:font-pitch="variable"/>
    <style:font-face style:name="Tahoma2" svg:font-family="Tahoma" style:font-adornments="标准" style:font-family-generic="swiss" style:font-pitch="variable"/>
    <style:font-face style:name="微软雅黑1" svg:font-family="微软雅黑" style:font-family-generic="swiss" style:font-pitch="variable"/>
    <style:font-face style:name="微软雅黑" svg:font-family="微软雅黑" style:font-adornments="标准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标准" style:font-family-generic="system" style:font-pitch="variable"/>
    <style:font-face style:name="宋体3" svg:font-family="宋体" style:font-family-generic="system" style:font-pitch="variable"/>
    <style:font-face style:name="宋体4" svg:font-family="宋体" style:font-adornments="常规" style:font-family-generic="system" style:font-pitch="variable"/>
    <style:font-face style:name="微软雅黑2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5" style:family="graphic" style:parent-style-name="standard">
      <style:graphic-properties draw:textarea-horizontal-align="justify" draw:textarea-vertical-align="middle" draw:auto-grow-height="false" fo:min-height="0.05cm" fo:min-width="1.2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 style:list-style-name="L1">
      <style:graphic-properties svg:stroke-width="0.1cm" draw:marker-start-width="0.35cm" draw:marker-end-width="0.35cm" draw:fill="none" draw:textarea-horizontal-align="justify" draw:textarea-vertical-align="bottom" draw:auto-grow-height="false" fo:min-height="6.95cm" fo:min-width="11.1cm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751cm" fo:min-width="0.1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07cm" fo:min-width="13.416cm"/>
    </style:style>
    <style:style style:name="gr12" style:family="graphic" style:parent-style-name="standard">
      <style:graphic-properties draw:textarea-horizontal-align="justify" draw:textarea-vertical-align="middle" draw:auto-grow-height="false" fo:min-height="0.751cm" fo:min-width="0.604cm"/>
    </style:style>
    <style:style style:name="gr13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textarea-horizontal-align="justify" draw:textarea-vertical-align="middle" draw:auto-grow-height="false" fo:min-height="0.55cm" fo:min-width="0.7cm"/>
    </style:style>
    <style:style style:name="gr15" style:family="graphic" style:parent-style-name="standard">
      <style:graphic-properties draw:textarea-horizontal-align="justify" draw:textarea-vertical-align="middle" draw:auto-grow-height="false" fo:min-height="3.45cm" fo:min-width="1.18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27cm" fo:min-width="13.87cm"/>
    </style:style>
    <style:style style:name="gr17" style:family="graphic" style:parent-style-name="standard">
      <style:graphic-properties draw:textarea-horizontal-align="justify" draw:textarea-vertical-align="middle" draw:auto-grow-height="false" fo:min-height="1.55cm" fo:min-width="3.78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6cm" fo:min-width="11.394cm"/>
    </style:style>
    <style:style style:name="gr19" style:family="graphic" style:parent-style-name="standard">
      <style:graphic-properties draw:textarea-horizontal-align="justify" draw:textarea-vertical-align="middle" draw:auto-grow-height="false" fo:min-height="0.65cm" fo:min-width="0.55cm"/>
    </style:style>
    <style:style style:name="gr20" style:family="graphic" style:parent-style-name="standard">
      <style:graphic-properties draw:textarea-horizontal-align="justify" draw:textarea-vertical-align="middle" draw:auto-grow-height="false" fo:min-height="1.788cm" fo:min-width="1.72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31cm" fo:min-width="7.927cm"/>
    </style:style>
    <style:style style:name="gr22" style:family="graphic" style:parent-style-name="standard">
      <style:graphic-properties draw:textarea-horizontal-align="justify" draw:textarea-vertical-align="middle" draw:auto-grow-height="false" fo:min-height="0.676cm" fo:min-width="1.168cm"/>
    </style:style>
    <style:style style:name="gr23" style:family="graphic" style:parent-style-name="standard">
      <style:graphic-properties draw:textarea-horizontal-align="justify" draw:textarea-vertical-align="middle" draw:auto-grow-height="false" fo:min-height="0.751cm" fo:min-width="0.23cm"/>
    </style:style>
    <style:style style:name="gr24" style:family="graphic" style:parent-style-name="standard">
      <style:graphic-properties svg:stroke-width="0.1cm" svg:stroke-color="#000000" draw:marker-start-width="0.35cm" draw:marker-end-width="0.35cm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974cm"/>
    </style:style>
    <style:style style:name="gr26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7" style:family="graphic" style:parent-style-name="standard">
      <style:graphic-properties svg:stroke-width="0.1cm" draw:fill="none" draw:textarea-horizontal-align="justify" draw:textarea-vertical-align="middle" draw:auto-grow-height="false" fo:min-height="1.776cm" fo:min-width="1.526cm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584cm" fo:min-width="1.333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613cm" fo:min-width="0.837cm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613cm" fo:min-width="0.88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0.65cm" fo:min-width="0.4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0.05cm" fo:min-width="0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4cm" fo:min-width="2.456cm"/>
    </style:style>
    <style:style style:name="gr35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0.364cm" fo:min-width="0.257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000000" svg:stroke-linecap="square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000000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.9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4cm" fo:min-width="3.116cm"/>
    </style:style>
    <style:style style:name="gr40" style:family="graphic" style:parent-style-name="standard">
      <style:graphic-properties draw:textarea-horizontal-align="justify" draw:textarea-vertical-align="middle" draw:auto-grow-height="false" fo:min-height="2.46cm" fo:min-width="1.642cm"/>
    </style:style>
    <style:style style:name="gr41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.488cm"/>
    </style:style>
    <style:style style:name="gr43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46" style:family="graphic" style:parent-style-name="objectwithoutfill">
      <style:graphic-properties svg:stroke-width="0.1cm" svg:stroke-color="#000000" draw:fill="none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28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252cm"/>
    </style:style>
    <style:style style:name="gr49" style:family="graphic" style:parent-style-name="standard">
      <style:graphic-properties draw:textarea-horizontal-align="justify" draw:textarea-vertical-align="middle" draw:auto-grow-height="false" fo:min-height="0.26cm" fo:min-width="0cm"/>
    </style:style>
    <style:style style:name="gr50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3.693cm"/>
    </style:style>
    <style:style style:name="gr53" style:family="graphic" style:parent-style-name="objectwithoutfill">
      <style:graphic-properties draw:stroke="dash" draw:stroke-dash="Ultrafine_20_Dashed" draw:fill="none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0.676cm" fo:min-width="5.056cm"/>
    </style:style>
    <style:style style:name="gr55" style:family="graphic" style:parent-style-name="standard">
      <style:graphic-properties draw:textarea-horizontal-align="justify" draw:textarea-vertical-align="middle" draw:auto-grow-height="false" fo:min-height="1.751cm" fo:min-width="1.03cm"/>
    </style:style>
    <style:style style:name="gr56" style:family="graphic" style:parent-style-name="standard">
      <style:graphic-properties draw:textarea-horizontal-align="justify" draw:textarea-vertical-align="middle" draw:auto-grow-height="false" fo:min-height="1.751cm" fo:min-width="1.03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4cm" fo:min-width="11.867cm"/>
    </style:style>
    <style:style style:name="gr58" style:family="graphic" style:parent-style-name="standard">
      <style:graphic-properties draw:textarea-horizontal-align="justify" draw:textarea-vertical-align="middle" draw:auto-grow-height="false" fo:min-height="2.344cm" fo:min-width="5.056cm"/>
    </style:style>
    <style:style style:name="gr59" style:family="graphic" style:parent-style-name="standard">
      <style:graphic-properties draw:textarea-horizontal-align="justify" draw:textarea-vertical-align="middle" draw:auto-grow-height="false" fo:min-height="1.602cm" fo:min-width="3.204cm"/>
    </style:style>
    <style:style style:name="gr60" style:family="graphic" style:parent-style-name="standard">
      <style:graphic-properties draw:textarea-horizontal-align="justify" draw:textarea-vertical-align="middle" draw:auto-grow-height="false" fo:min-height="0.851cm" fo:min-width="0.844cm"/>
    </style:style>
    <style:style style:name="gr61" style:family="graphic" style:parent-style-name="standard">
      <style:graphic-properties draw:textarea-horizontal-align="justify" draw:textarea-vertical-align="middle" draw:auto-grow-height="false" fo:min-height="0.748cm" fo:min-width="1.128cm"/>
    </style:style>
    <style:style style:name="gr62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993cm"/>
    </style:style>
    <style:style style:name="gr64" style:family="graphic" style:parent-style-name="standard">
      <style:graphic-properties draw:textarea-horizontal-align="justify" draw:textarea-vertical-align="middle" draw:auto-grow-height="false" fo:min-height="1.35cm" fo:min-width="1.8cm"/>
    </style:style>
    <style:style style:name="gr65" style:family="graphic" style:parent-style-name="standard">
      <style:graphic-properties draw:textarea-horizontal-align="justify" draw:textarea-vertical-align="middle" draw:auto-grow-height="false" fo:min-height="0.65cm" fo:min-width="2.2cm"/>
    </style:style>
    <style:style style:name="gr66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67" style:family="graphic" style:parent-style-name="standard">
      <style:graphic-properties draw:textarea-horizontal-align="justify" draw:textarea-vertical-align="middle" draw:auto-grow-height="false" fo:min-height="2.081cm" fo:min-width="1.501cm"/>
    </style:style>
    <style:style style:name="gr68" style:family="graphic" style:parent-style-name="standard">
      <style:graphic-properties draw:textarea-horizontal-align="justify" draw:textarea-vertical-align="middle" draw:auto-grow-height="false" fo:min-height="0.202cm" fo:min-width="1.152cm"/>
    </style:style>
    <style:style style:name="gr69" style:family="graphic" style:parent-style-name="standard">
      <style:graphic-properties draw:textarea-horizontal-align="justify" draw:textarea-vertical-align="middle" draw:auto-grow-height="false" fo:min-height="1.599cm" fo:min-width="1.501cm"/>
    </style:style>
    <style:style style:name="gr70" style:family="graphic" style:parent-style-name="standard">
      <style:graphic-properties draw:textarea-horizontal-align="justify" draw:textarea-vertical-align="middle" draw:auto-grow-height="false" fo:min-height="0.202cm" fo:min-width="1.65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10.683cm"/>
    </style:style>
    <style:style style:name="gr72" style:family="graphic" style:parent-style-name="standard">
      <style:graphic-properties draw:textarea-horizontal-align="justify" draw:textarea-vertical-align="middle" draw:auto-grow-height="false" fo:min-height="0.202cm" fo:min-width="1.85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9cm" fo:min-width="12.156cm"/>
    </style:style>
    <style:style style:name="gr74" style:family="graphic" style:parent-style-name="standard">
      <style:graphic-properties draw:textarea-horizontal-align="justify" draw:textarea-vertical-align="middle" draw:auto-grow-height="false" fo:min-height="0.451cm" fo:min-width="1.114cm"/>
    </style:style>
    <style:style style:name="gr75" style:family="graphic" style:parent-style-name="standard">
      <style:graphic-properties draw:textarea-horizontal-align="justify" draw:textarea-vertical-align="middle" draw:auto-grow-height="false" fo:min-height="0.202cm" fo:min-width="2.052cm"/>
    </style:style>
    <style:style style:name="gr76" style:family="graphic" style:parent-style-name="standard">
      <style:graphic-properties draw:textarea-horizontal-align="justify" draw:textarea-vertical-align="top" draw:auto-grow-height="false" fo:min-height="0.437cm" fo:min-width="2.001cm"/>
    </style:style>
    <style:style style:name="gr77" style:family="graphic" style:parent-style-name="standard">
      <style:graphic-properties draw:textarea-horizontal-align="justify" draw:textarea-vertical-align="middle" draw:auto-grow-height="false" fo:min-height="1.599cm" fo:min-width="4.601cm"/>
    </style:style>
    <style:style style:name="gr78" style:family="graphic" style:parent-style-name="standard">
      <style:graphic-properties draw:textarea-horizontal-align="justify" draw:textarea-vertical-align="top" draw:auto-grow-height="false" fo:min-height="1.951cm" fo:min-width="3.1cm"/>
    </style:style>
    <style:style style:name="gr79" style:family="graphic" style:parent-style-name="standard">
      <style:graphic-properties draw:textarea-horizontal-align="justify" draw:textarea-vertical-align="middle" draw:auto-grow-height="false" fo:min-height="1.679cm" fo:min-width="2.70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5cm" fo:min-width="4.00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6.13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</style:style>
    <style:style style:name="gr83" style:family="graphic" style:parent-style-name="standard">
      <style:graphic-properties draw:textarea-horizontal-align="justify" draw:textarea-vertical-align="top" draw:auto-grow-height="false" fo:min-height="1.018cm" fo:min-width="3.1cm"/>
    </style:style>
    <style:style style:name="gr84" style:family="graphic" style:parent-style-name="standard">
      <style:graphic-properties draw:textarea-horizontal-align="justify" draw:textarea-vertical-align="middle" draw:auto-grow-height="false" fo:min-height="0.363cm" fo:min-width="0.2cm"/>
    </style:style>
    <style:style style:name="gr85" style:family="graphic" style:parent-style-name="standard">
      <style:graphic-properties draw:textarea-horizontal-align="justify" draw:textarea-vertical-align="middle" draw:auto-grow-height="false" fo:min-height="0.451cm" fo:min-width="0.754cm"/>
    </style:style>
    <style:style style:name="gr86" style:family="graphic" style:parent-style-name="standard">
      <style:graphic-properties draw:marker-start="Arrow" draw:marker-start-width="0.2cm" draw:marker-end="Arrow" draw:marker-end-width="0.2cm" draw:textarea-vertical-align="middle"/>
    </style:style>
    <style:style style:name="gr87" style:family="graphic" style:parent-style-name="standard">
      <style:graphic-properties draw:textarea-horizontal-align="justify" draw:textarea-vertical-align="middle" draw:auto-grow-height="false" fo:min-height="2.051cm" fo:min-width="1.03cm"/>
    </style:style>
    <style:style style:name="gr88" style:family="graphic" style:parent-style-name="standard">
      <style:graphic-properties draw:textarea-horizontal-align="justify" draw:textarea-vertical-align="middle" draw:auto-grow-height="false" fo:min-height="2.051cm" fo:min-width="1.948cm"/>
    </style:style>
    <style:style style:name="gr89" style:family="graphic" style:parent-style-name="standard">
      <style:graphic-properties draw:textarea-horizontal-align="justify" draw:textarea-vertical-align="middle" draw:auto-grow-height="false" fo:min-height="0.751cm" fo:min-width="1.948cm"/>
    </style:style>
    <style:style style:name="gr90" style:family="graphic" style:parent-style-name="standard">
      <style:graphic-properties draw:textarea-horizontal-align="justify" draw:textarea-vertical-align="middle" draw:auto-grow-height="false" fo:min-height="0.751cm" fo:min-width="1.184cm"/>
    </style:style>
    <style:style style:name="gr91" style:family="graphic" style:parent-style-name="standard">
      <style:graphic-properties draw:textarea-horizontal-align="justify" draw:textarea-vertical-align="middle" draw:auto-grow-height="false" fo:min-height="0.202cm" fo:min-width="1.452cm"/>
    </style:style>
    <style:style style:name="gr92" style:family="graphic" style:parent-style-name="standard">
      <style:graphic-properties draw:textarea-horizontal-align="justify" draw:textarea-vertical-align="middle" draw:auto-grow-height="false" fo:min-height="0.451cm" fo:min-width="0.69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2.627cm"/>
    </style:style>
    <style:style style:name="gr94" style:family="graphic" style:parent-style-name="standard">
      <style:graphic-properties draw:textarea-horizontal-align="justify" draw:textarea-vertical-align="middle" draw:auto-grow-height="false" fo:min-height="0.188cm" fo:min-width="0cm"/>
    </style:style>
    <style:style style:name="gr95" style:family="graphic" style:parent-style-name="standard">
      <style:graphic-properties draw:textarea-horizontal-align="justify" draw:textarea-vertical-align="top" draw:auto-grow-height="false" fo:min-height="2.458cm" fo:min-width="6.808cm"/>
    </style:style>
    <style:style style:name="gr96" style:family="graphic" style:parent-style-name="standard">
      <style:graphic-properties draw:textarea-horizontal-align="justify" draw:textarea-vertical-align="top" draw:auto-grow-height="false" fo:min-height="1.466cm" fo:min-width="1.91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5cm" fo:min-width="0.955cm"/>
    </style:style>
    <style:style style:name="gr9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0.664cm" fo:min-width="0.378cm"/>
      <style:paragraph-properties style:writing-mode="tb-rl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5cm" fo:min-width="0cm"/>
    </style:style>
    <style:style style:name="gr100" style:family="graphic" style:parent-style-name="standard">
      <style:graphic-properties draw:textarea-horizontal-align="center" draw:textarea-vertical-align="justify" draw:auto-grow-height="false" fo:min-height="0.25cm" fo:min-width="1.1cm"/>
      <style:paragraph-properties style:writing-mode="tb-rl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4.282cm"/>
    </style:style>
    <style:style style:name="gr102" style:family="graphic" style:parent-style-name="standard">
      <style:graphic-properties draw:textarea-horizontal-align="justify" draw:textarea-vertical-align="middle" draw:auto-grow-height="false" fo:min-height="0.472cm" fo:min-width="2.522cm"/>
    </style:style>
    <style:style style:name="gr103" style:family="graphic" style:parent-style-name="standard">
      <style:graphic-properties draw:textarea-horizontal-align="justify" draw:textarea-vertical-align="middle" draw:auto-grow-height="false" fo:min-height="0.564cm" fo:min-width="2.114cm"/>
    </style:style>
    <style:style style:name="gr104" style:family="graphic" style:parent-style-name="standard">
      <style:graphic-properties draw:textarea-horizontal-align="center" draw:textarea-vertical-align="justify" draw:auto-grow-height="false" fo:min-height="0.45cm" fo:min-width="1.5cm"/>
      <style:paragraph-properties style:writing-mode="tb-rl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921cm"/>
    </style:style>
    <style:style style:name="gr106" style:family="graphic" style:parent-style-name="standard">
      <style:graphic-properties draw:textarea-horizontal-align="justify" draw:textarea-vertical-align="middle" draw:auto-grow-height="false" fo:min-height="0.251cm" fo:min-width="1.264cm"/>
    </style:style>
    <style:style style:name="gr107" style:family="graphic" style:parent-style-name="standard">
      <style:graphic-properties draw:textarea-horizontal-align="justify" draw:textarea-vertical-align="middle" draw:auto-grow-height="false" fo:min-height="0.202cm" fo:min-width="2.352cm"/>
    </style:style>
    <style:style style:name="gr108" style:family="graphic" style:parent-style-name="standard">
      <style:graphic-properties draw:textarea-horizontal-align="justify" draw:textarea-vertical-align="middle" draw:auto-grow-height="false" fo:min-height="0.251cm" fo:min-width="1.69cm"/>
    </style:style>
    <style:style style:name="gr109" style:family="graphic" style:parent-style-name="standard">
      <style:graphic-properties draw:textarea-horizontal-align="justify" draw:textarea-vertical-align="middle" draw:auto-grow-height="false" fo:min-height="0.654cm" fo:min-width="1.504cm"/>
    </style:style>
    <style:style style:name="co1" style:family="table-column">
      <style:table-column-properties style:column-width="1.679cm" style:use-optimal-column-width="false"/>
    </style:style>
    <style:style style:name="co2" style:family="table-column">
      <style:table-column-properties style:column-width="1.734cm" style:use-optimal-column-width="false"/>
    </style:style>
    <style:style style:name="co3" style:family="table-column">
      <style:table-column-properties style:column-width="2.129cm" style:use-optimal-column-width="false"/>
    </style:style>
    <style:style style:name="co4" style:family="table-column">
      <style:table-column-properties style:column-width="1.767cm" style:use-optimal-column-width="false"/>
    </style:style>
    <style:style style:name="co5" style:family="table-column">
      <style:table-column-properties style:column-width="4.37cm" style:use-optimal-column-width="false"/>
    </style:style>
    <style:style style:name="co6" style:family="table-column">
      <style:table-column-properties style:column-width="4.374cm" style:use-optimal-column-width="false"/>
    </style:style>
    <style:style style:name="co7" style:family="table-column">
      <style:table-column-properties style:column-width="5.611cm" style:use-optimal-column-width="false"/>
    </style:style>
    <style:style style:name="co8" style:family="table-column">
      <style:table-column-properties style:column-width="5.61cm" style:use-optimal-column-width="false"/>
    </style:style>
    <style:style style:name="ro1" style:family="table-row">
      <style:table-row-properties style:row-height="0.835cm"/>
    </style:style>
    <style:style style:name="ro2" style:family="table-row">
      <style:table-row-properties style:row-height="0.834cm"/>
    </style:style>
    <style:style style:name="ro3" style:family="table-row">
      <style:table-row-properties style:row-height="0.833cm"/>
    </style:style>
    <style:style style:name="ro4" style:family="table-row">
      <style:table-row-properties style:row-height="0.9cm"/>
    </style:style>
    <style:style style:name="ro5" style:family="table-row">
      <style:table-row-properties style:row-height="0.959cm"/>
    </style:style>
    <style:style style:name="ro6" style:family="table-row">
      <style:table-row-properties style:row-height="0.965cm"/>
    </style:style>
    <style:style style:name="ro7" style:family="table-row">
      <style:table-row-properties style:row-height="0.969cm"/>
    </style:style>
    <style:style style:name="ro8" style:family="table-row">
      <style:table-row-properties style:row-height="1.243cm"/>
    </style:style>
    <style:style style:name="ro9" style:family="table-row">
      <style:table-row-properties style:row-height="1.099cm"/>
    </style:style>
    <style:style style:name="ro10" style:family="table-row">
      <style:table-row-properties style:row-height="1.098cm"/>
    </style:style>
    <style:style style:name="ro11" style:family="table-row">
      <style:table-row-properties style:row-height="1.1cm"/>
    </style:style>
    <style:style style:name="ce1" style:family="table-cell">
      <style:graphic-properties style:repeat="repeat"/>
      <style:text-properties fo:font-size="10.5pt" style:font-size-asian="10.5pt" style:font-size-complex="10.5pt"/>
    </style:style>
    <style:style style:name="ce2" style:family="table-cell">
      <style:graphic-properties style:repeat="repeat"/>
      <style:paragraph-properties fo:line-height="100%" fo:text-align="center"/>
      <style:text-properties fo:font-size="10.5pt" style:font-size-asian="10.5pt" style:font-size-complex="10.5pt"/>
    </style:style>
    <style:style style:name="ce3" style:family="table-cell">
      <style:graphic-properties style:repeat="repeat" draw:textarea-vertical-align="middle"/>
      <style:paragraph-properties fo:line-height="100%" fo:text-align="center"/>
      <style:text-properties fo:font-size="10.5pt" style:font-size-asian="10.5pt" style:font-size-complex="10.5pt"/>
    </style:style>
    <style:style style:name="ce4" style:family="table-cell">
      <style:graphic-properties style:repeat="repeat"/>
      <style:text-properties style:font-name="宋体" fo:font-size="14pt" style:font-name-asian="宋体" style:font-size-asian="14pt" style:font-size-complex="14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line-height="100%"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Liberation Serif1" fo:font-size="14pt" fo:text-shadow="none" style:text-underline-style="solid" style:text-underline-width="auto" style:text-underline-color="font-color" style:letter-kerning="true" style:font-name-asian="宋体2" style:font-size-asian="14pt" style:font-name-complex="Tahoma2" style:font-size-complex="24pt" style:text-emphasize="none" style:font-relief="none" style:text-overline-style="none" style:text-overline-color="font-color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text-align="center"/>
      <style:text-properties fo:font-size="10.5pt"/>
    </style:style>
    <style:style style:name="P9" style:family="paragraph">
      <style:paragraph-properties fo:text-align="center"/>
      <style:text-properties fo:font-size="9pt" style:font-size-asian="9pt" style:font-size-complex="9pt"/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0.5pt" style:font-size-asian="10.5pt" style:font-size-complex="10.5pt"/>
    </style:style>
    <style:style style:name="P13" style:family="paragraph">
      <style:paragraph-properties fo:text-align="center"/>
      <style:text-properties fo:font-size="14pt" style:font-size-asian="14pt" style:font-size-complex="18pt"/>
    </style:style>
    <style:style style:name="P14" style:family="paragraph">
      <style:paragraph-properties fo:text-align="start"/>
      <style:text-properties fo:font-size="9pt" style:font-size-asian="9pt" style:font-size-complex="9pt"/>
    </style:style>
    <style:style style:name="P15" style:family="paragraph">
      <style:paragraph-properties fo:text-align="center" style:writing-mode="tb-rl"/>
    </style:style>
    <style:style style:name="P16" style:family="paragraph">
      <style:paragraph-properties fo:text-align="start" style:writing-mode="tb-rl"/>
    </style:style>
    <style:style style:name="P17" style:family="paragraph">
      <style:text-properties fo:font-size="42pt" style:font-size-asian="14pt" style:font-size-complex="18pt"/>
    </style:style>
    <style:style style:name="P18" style:family="paragraph">
      <style:text-properties fo:font-size="14pt" style:font-size-asian="14pt" style:font-size-complex="18pt"/>
    </style:style>
    <style:style style:name="P19" style:family="paragraph">
      <style:paragraph-properties fo:text-align="center"/>
      <style:text-properties style:font-name="微软雅黑1" fo:font-size="14pt" style:font-size-asian="14pt" style:font-size-complex="1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24pt"/>
    </style:style>
    <style:style style:name="T4" style:family="text">
      <style:text-properties style:font-name="宋体" fo:font-size="14pt" style:font-name-asian="宋体" style:font-size-asian="14pt" style:font-size-complex="14pt"/>
    </style:style>
    <style:style style:name="T5" style:family="text">
      <style:text-properties style:font-name="宋体" fo:font-size="10.5pt" style:font-name-asian="宋体" style:font-size-asian="10.5pt" style:font-size-complex="10.5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0" style:family="text">
      <style:text-properties fo:font-size="42pt" style:font-size-asian="22pt" style:font-size-complex="22pt"/>
    </style:style>
    <style:style style:name="T11" style:family="text">
      <style:text-properties fo:font-size="14pt" style:font-size-asian="14pt" style:font-size-complex="18pt"/>
    </style:style>
    <style:style style:name="T12" style:family="text">
      <style:text-properties style:font-name="微软雅黑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9.055cm" svg:height="1.7cm" svg:x="0.945cm" svg:y="1cm">
          <draw:text-box>
            <text:p><text:span text:style-name="T1">单输入单输出认知结构</text:span></text:p>
          </draw:text-box>
        </draw:frame>
        <draw:custom-shape draw:style-name="gr2" draw:text-style-name="P2" xml:id="id2" draw:id="id2" draw:layer="layout" svg:width="1cm" svg:height="1cm" svg:x="5cm" svg:y="5cm">
          <text:p text:style-name="P2">对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1cm" svg:height="1cm" svg:x="3cm" svg:y="3cm">
          <text:p text:style-name="P2">动作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1cm" svg:height="1cm" svg:x="1cm" svg:y="5cm">
          <text:p text:style-name="P2">认知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1cm" svg:height="1cm" svg:x="3cm" svg:y="7cm">
          <text:p text:style-name="P2">感知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4cm" svg:y1="3.5cm" svg:x2="5.5cm" svg:y2="5cm" draw:start-shape="id1" draw:start-glue-point="7" draw:end-shape="id2" draw:end-glue-point="4" svg:d="M4000 3500h1500v1500" svg:viewBox="0 0 1501 1501">
          <text:p/>
        </draw:connector>
        <draw:connector draw:style-name="gr3" draw:text-style-name="P2" draw:layer="layout" svg:x1="5.5cm" svg:y1="6cm" svg:x2="4cm" svg:y2="7.5cm" draw:start-shape="id2" draw:start-glue-point="6" draw:end-shape="id3" draw:end-glue-point="7" svg:d="M5500 6000v1500h-1500" svg:viewBox="0 0 1501 1501">
          <text:p/>
        </draw:connector>
        <draw:connector draw:style-name="gr3" draw:text-style-name="P2" draw:layer="layout" svg:x1="3cm" svg:y1="7.5cm" svg:x2="1.5cm" svg:y2="6cm" draw:start-shape="id3" draw:start-glue-point="5" draw:end-shape="id4" svg:d="M3000 7500h-1500v-1500" svg:viewBox="0 0 1501 1501">
          <text:p/>
        </draw:connector>
        <draw:connector draw:style-name="gr3" draw:text-style-name="P2" draw:layer="layout" svg:x1="1.5cm" svg:y1="5cm" svg:x2="3cm" svg:y2="3.5cm" draw:start-shape="id4" draw:start-glue-point="4" draw:end-shape="id1" svg:d="M1500 5000v-1500h1500" svg:viewBox="0 0 1501 1501">
          <text:p/>
        </draw:connector>
        <draw:custom-shape draw:style-name="gr2" draw:text-style-name="P2" draw:layer="layout" svg:width="1cm" svg:height="1cm" svg:x="7cm" svg:y="6cm">
          <text:p text:style-name="P2">对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cm" svg:height="2cm" svg:x="7cm" svg:y="9cm">
          <text:p text:style-name="P2">动作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cm" svg:height="2cm" svg:x="4cm" svg:y="9cm">
          <text:p text:style-name="P2">认知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cm" svg:height="2cm" svg:x="1cm" svg:y="9cm">
          <text:p text:style-name="P2">感知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2cm" svg:height="0.6cm" svg:x="5cm" svg:y="9.3cm">
          <text:p text:style-name="P2">地址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2cm" svg:height="0.6cm" svg:x="5cm" svg:y="10.2cm">
          <text:p text:style-name="P2">数据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2cm" svg:height="0.6cm" svg:x="2cm" svg:y="9.3cm">
          <text:p text:style-name="P2">地址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2cm" svg:height="0.6cm" svg:x="2cm" svg:y="10.2cm">
          <text:p text:style-name="P2">数据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394cm" svg:height="3.335cm" svg:x="1.065cm" svg:y="11.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">动作地址</text:span></text:p>
              </table:table-cell>
              <table:table-cell>
                <text:p><text:span text:style-name="T2">动作数据</text:span></text:p>
              </table:table-cell>
              <table:table-cell>
                <text:p><text:span text:style-name="T2">感知地址</text:span></text:p>
              </table:table-cell>
              <table:table-cell>
                <text:p><text:span text:style-name="T2">感知数据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2">8</text:span></text:p>
              </table:table-cell>
              <table:table-cell>
                <text:p><text:span text:style-name="T2">8</text:span></text:p>
              </table:table-cell>
              <table:table-cell>
                <text:p><text:span text:style-name="T2">8</text:span></text:p>
              </table:table-cell>
              <table:table-cell>
                <text:p><text:span text:style-name="T2">8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2">01</text:span></text:p>
              </table:table-cell>
              <table:table-cell>
                <text:p><text:span text:style-name="T2">0010</text:span></text:p>
              </table:table-cell>
              <table:table-cell>
                <text:p><text:span text:style-name="T2">01</text:span></text:p>
              </table:table-cell>
              <table:table-cell>
                <text:p><text:span text:style-name="T2">10</text:span></text:p>
              </table:table-cell>
              <table:table-cell>
                <text:p><text:span text:style-name="T2">动作启动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629cm" svg:height="5.71cm" svg:x="1.03cm" svg:y="15.941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3">序列</text:p>
              </table:table-cell>
              <table:table-cell>
                <text:p text:style-name="P3"><text:span text:style-name="T2">地址</text:span></text:p>
              </table:table-cell>
              <table:table-cell>
                <text:p text:style-name="P3"><text:span text:style-name="T2">数据</text:span></text:p>
              </table:table-cell>
            </table:table-row>
            <table:table-row table:style-name="ro5" table:default-cell-style-name="ce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00000001</text:span></text:p>
              </table:table-cell>
              <table:table-cell/>
            </table:table-row>
            <table:table-row table:style-name="ro5" table:default-cell-style-name="ce3">
              <table:table-cell>
                <text:p text:style-name="P3"><text:span text:style-name="T2">2</text:span></text:p>
              </table:table-cell>
              <table:table-cell>
                <text:p text:style-name="P3"><text:span text:style-name="T2">00000010</text:span></text:p>
              </table:table-cell>
              <table:table-cell/>
            </table:table-row>
            <table:table-row table:style-name="ro5" table:default-cell-style-name="ce3">
              <table:table-cell>
                <text:p text:style-name="P3"><text:span text:style-name="T2">3</text:span></text:p>
              </table:table-cell>
              <table:table-cell/>
              <table:table-cell/>
            </table:table-row>
            <table:table-row table:style-name="ro6" table:default-cell-style-name="ce3">
              <table:table-cell>
                <text:p text:style-name="P3"><text:span text:style-name="T2">7</text:span></text:p>
              </table:table-cell>
              <table:table-cell/>
              <table:table-cell/>
            </table:table-row>
            <table:table-row table:style-name="ro7" table:default-cell-style-name="ce3">
              <table:table-cell>
                <text:p text:style-name="P3"><text:span text:style-name="T2">8</text:span></text:p>
              </table:table-cell>
              <table:table-cell>
                <text:p text:style-name="P3"><text:span text:style-name="T2">1000000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g>
          <draw:line draw:style-name="gr6" draw:text-style-name="P2" draw:layer="layout" svg:x1="15.6cm" svg:y1="4.3cm" svg:x2="17.7cm" svg:y2="4.3cm">
            <text:p/>
          </draw:line>
          <draw:line draw:style-name="gr6" draw:text-style-name="P2" xml:id="id7" draw:id="id7" draw:layer="layout" svg:x1="13.8cm" svg:y1="3.3cm" svg:x2="13.4cm" svg:y2="4.3cm">
            <text:p/>
          </draw:line>
          <draw:line draw:style-name="gr6" draw:text-style-name="P2" xml:id="id9" draw:id="id9" draw:layer="layout" svg:x1="15.2cm" svg:y1="3.3cm" svg:x2="15.6cm" svg:y2="4.3cm">
            <text:p/>
          </draw:line>
          <draw:line draw:style-name="gr6" draw:text-style-name="P2" draw:layer="layout" svg:x1="13.8cm" svg:y1="3.3cm" svg:x2="15.2cm" svg:y2="3.3cm">
            <text:p/>
          </draw:line>
          <draw:frame draw:style-name="gr7" draw:layer="layout" svg:width="2.022cm" svg:height="0.81cm" svg:x="10.5cm" svg:y="3.5cm">
            <draw:text-box>
              <text:p>sd_wen</text:p>
            </draw:text-box>
          </draw:frame>
          <draw:frame draw:style-name="gr7" draw:layer="layout" svg:width="2.636cm" svg:height="0.81cm" svg:x="9.914cm" svg:y="5.49cm">
            <draw:text-box>
              <text:p>sd_writing</text:p>
            </draw:text-box>
          </draw:frame>
          <draw:frame draw:style-name="gr7" draw:layer="layout" svg:width="3.304cm" svg:height="0.81cm" svg:x="9.2cm" svg:y="7.49cm">
            <draw:text-box>
              <text:p>sd_one_finish</text:p>
            </draw:text-box>
          </draw:frame>
          <draw:line draw:style-name="gr8" draw:text-style-name="P2" draw:layer="layout" svg:x1="12.5cm" svg:y1="4.3cm" svg:x2="13.4cm" svg:y2="4.3cm">
            <text:p/>
          </draw:line>
          <draw:line draw:style-name="gr6" draw:text-style-name="P2" draw:layer="layout" svg:x1="16.6cm" svg:y1="6.3cm" svg:x2="19.2cm" svg:y2="6.3cm">
            <text:p/>
          </draw:line>
          <draw:line draw:style-name="gr6" draw:text-style-name="P2" xml:id="id8" draw:id="id8" draw:layer="layout" svg:x1="14.1cm" svg:y1="5.3cm" svg:x2="13.7cm" svg:y2="6.3cm">
            <text:p/>
          </draw:line>
          <draw:line draw:style-name="gr6" draw:text-style-name="P2" xml:id="id6" draw:id="id6" draw:layer="layout" svg:x1="16.2cm" svg:y1="5.3cm" svg:x2="16.6cm" svg:y2="6.3cm">
            <text:p/>
          </draw:line>
          <draw:line draw:style-name="gr6" draw:text-style-name="P2" draw:layer="layout" svg:x1="14.1cm" svg:y1="5.3cm" svg:x2="16.2cm" svg:y2="5.3cm">
            <text:p/>
          </draw:line>
          <draw:line draw:style-name="gr8" draw:text-style-name="P2" draw:layer="layout" svg:x1="12.5cm" svg:y1="6.3cm" svg:x2="13.7cm" svg:y2="6.3cm">
            <text:p/>
          </draw:line>
          <draw:line draw:style-name="gr6" draw:text-style-name="P2" xml:id="id5" draw:id="id5" draw:layer="layout" svg:x1="16.2cm" svg:y1="7.3cm" svg:x2="15.8cm" svg:y2="8.3cm">
            <text:p/>
          </draw:line>
          <draw:line draw:style-name="gr8" draw:text-style-name="P2" draw:layer="layout" svg:x1="12.5cm" svg:y1="8.3cm" svg:x2="15.8cm" svg:y2="8.3cm">
            <text:p/>
          </draw:line>
          <draw:line draw:style-name="gr6" draw:text-style-name="P2" draw:layer="layout" svg:x1="16.2cm" svg:y1="7.3cm" svg:x2="19.2cm" svg:y2="7.3cm">
            <text:p/>
          </draw:line>
          <draw:connector draw:style-name="gr3" draw:text-style-name="P2" draw:layer="layout" draw:type="curve" draw:line-skew="0.451cm" svg:x1="15.8cm" svg:y1="7.8cm" svg:x2="16.2cm" svg:y2="5.8cm" draw:start-shape="id5" draw:start-glue-point="3" draw:end-shape="id6" draw:end-glue-point="3" svg:d="M15800 7800c-75 0-275-2000 400-2000" svg:viewBox="0 0 488 2001">
            <text:p/>
          </draw:connector>
          <draw:connector draw:style-name="gr3" draw:text-style-name="P2" draw:layer="layout" draw:type="curve" draw:line-skew="0.326cm" svg:x1="13.4cm" svg:y1="3.8cm" svg:x2="13.7cm" svg:y2="5.8cm" draw:start-shape="id7" draw:start-glue-point="3" draw:end-shape="id8" draw:end-glue-point="3" svg:d="M13400 3800c-262 0-412 2000 300 2000" svg:viewBox="0 0 518 2001">
            <text:p/>
          </draw:connector>
          <draw:connector draw:style-name="gr3" draw:text-style-name="P2" draw:layer="layout" draw:type="curve" svg:x1="14.1cm" svg:y1="5.8cm" svg:x2="15.2cm" svg:y2="3.8cm" draw:start-shape="id8" draw:start-glue-point="1" draw:end-shape="id9" draw:end-glue-point="3" svg:d="M14100 5800c825 0 275-2000 1100-2000" svg:viewBox="0 0 1101 2001">
            <text:p/>
          </draw:connector>
          <draw:line draw:style-name="gr6" draw:text-style-name="P2" xml:id="id10" draw:id="id10" draw:layer="layout" svg:x1="18.1cm" svg:y1="3.3cm" svg:x2="17.7cm" svg:y2="4.3cm">
            <text:p/>
          </draw:line>
          <draw:line draw:style-name="gr6" draw:text-style-name="P2" draw:layer="layout" svg:x1="18.1cm" svg:y1="3.3cm" svg:x2="18.7cm" svg:y2="3.3cm">
            <text:p/>
          </draw:line>
          <draw:connector draw:style-name="gr3" draw:text-style-name="P2" draw:layer="layout" draw:type="curve" svg:x1="16.6cm" svg:y1="5.8cm" svg:x2="17.7cm" svg:y2="3.8cm" draw:start-shape="id6" draw:start-glue-point="1" draw:end-shape="id10" draw:end-glue-point="3" svg:d="M16600 5800c825 0 275-2000 1100-2000" svg:viewBox="0 0 1101 2001">
            <text:p/>
          </draw:connector>
          <draw:frame draw:style-name="gr7" draw:layer="layout" svg:width="2.483cm" svg:height="0.814cm" svg:x="13.117cm" svg:y="6.5cm">
            <draw:text-box>
              <text:p>写入数据</text:p>
            </draw:text-box>
          </draw:frame>
          <draw:frame draw:style-name="gr7" draw:layer="layout" svg:width="2.483cm" svg:height="0.814cm" svg:x="16.217cm" svg:y="8.3cm">
            <draw:text-box>
              <text:p>更新地址</text:p>
            </draw:text-box>
          </draw:frame>
          <draw:line draw:style-name="gr3" draw:text-style-name="P2" draw:layer="layout" svg:x1="15.1cm" svg:y1="5.3cm" svg:x2="14.4cm" svg:y2="6.7cm">
            <text:p/>
          </draw:line>
          <draw:line draw:style-name="gr6" draw:text-style-name="P2" xml:id="id11" draw:id="id11" draw:layer="layout" svg:x1="19.2cm" svg:y1="7.3cm" svg:x2="19.6cm" svg:y2="8.3cm">
            <text:p/>
          </draw:line>
          <draw:connector draw:style-name="gr3" draw:text-style-name="P2" draw:layer="layout" draw:type="curve" svg:x1="18.1cm" svg:y1="3.8cm" svg:x2="19.2cm" svg:y2="7.8cm" draw:start-shape="id10" draw:start-glue-point="1" draw:end-shape="id11" draw:end-glue-point="3" svg:d="M18100 3800c825 0 275 4000 1100 4000" svg:viewBox="0 0 1101 4001">
            <text:p/>
          </draw:connector>
          <draw:line draw:style-name="gr3" draw:text-style-name="P2" draw:layer="layout" svg:x1="17.6cm" svg:y1="7.3cm" svg:x2="17.5cm" svg:y2="8.5cm">
            <text:p/>
          </draw:line>
          <draw:line draw:style-name="gr6" draw:text-style-name="P2" xml:id="id12" draw:id="id12" draw:layer="layout" svg:x1="19.6cm" svg:y1="5.3cm" svg:x2="19.2cm" svg:y2="6.3cm">
            <text:p/>
          </draw:line>
          <draw:connector draw:style-name="gr3" draw:text-style-name="P2" draw:layer="layout" draw:type="curve" svg:x1="18.1cm" svg:y1="3.8cm" svg:x2="19.2cm" svg:y2="5.8cm" draw:start-shape="id10" draw:start-glue-point="1" draw:end-shape="id12" draw:end-glue-point="3" svg:d="M18100 3800c825 0 275 2000 1100 2000" svg:viewBox="0 0 1101 2001">
            <text:p/>
          </draw:connector>
          <draw:line draw:style-name="gr6" draw:text-style-name="P2" draw:layer="layout" svg:x1="19.6cm" svg:y1="5.3cm" svg:x2="20.2cm" svg:y2="5.3cm">
            <text:p/>
          </draw:line>
          <draw:custom-shape draw:style-name="gr9" draw:text-style-name="P4" draw:layer="layout" svg:width="11.7cm" svg:height="7.3cm" svg:x="9cm" svg:y="3cm">
            <text:p text:style-name="P4"><text:span text:style-name="T3">sd_write_wave</text:span>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默认">
        <draw:custom-shape draw:style-name="gr10" draw:text-style-name="P2" draw:layer="layout" svg:width="1cm" svg:height="1cm" svg:x="10.9cm" svg:y="6.5cm">
          <text:p text:style-name="P2">状态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17" draw:id="id17" draw:layer="layout" svg:width="1cm" svg:height="1cm" svg:x="15.1cm" svg:y="4cm">
          <text:p text:style-name="P2">对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3" draw:id="id13" draw:layer="layout" svg:width="1cm" svg:height="1cm" svg:x="12.3cm" svg:y="8.2cm">
          <text:p text:style-name="P2">目标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4" draw:id="id14" draw:layer="layout" svg:width="1cm" svg:height="1cm" svg:x="7.4cm" svg:y="1cm">
          <text:p text:style-name="P2">动作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5" draw:id="id15" draw:layer="layout" svg:width="1cm" svg:height="1cm" svg:x="3.1cm" svg:y="7.1cm">
          <text:p text:style-name="P2">判决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line-skew="-4.899cm" svg:x1="12.3cm" svg:y1="8.7cm" svg:x2="7.4cm" svg:y2="1.5cm" draw:start-shape="id13" draw:end-shape="id14" draw:end-glue-point="5" svg:d="M12300 8700h-10300v-7200h5400" svg:viewBox="0 0 10301 7201">
          <text:p/>
        </draw:connector>
        <draw:connector draw:style-name="gr3" draw:text-style-name="P2" draw:layer="layout" svg:x1="12.3cm" svg:y1="8.7cm" svg:x2="3.1cm" svg:y2="7.6cm" draw:start-shape="id13" draw:start-glue-point="5" draw:end-shape="id15" draw:end-glue-point="5" svg:d="M12300 8700h-9701v-1100h501" svg:viewBox="0 0 9702 1101">
          <text:p/>
        </draw:connector>
        <draw:connector draw:style-name="gr3" draw:text-style-name="P2" draw:layer="layout" svg:x1="3.6cm" svg:y1="7.1cm" svg:x2="6.2cm" svg:y2="4.6cm" draw:start-shape="id15" draw:start-glue-point="4" draw:end-shape="id16" draw:end-glue-point="5" svg:d="M3600 7100v-2500h2600" svg:viewBox="0 0 2601 2501">
          <text:p/>
        </draw:connector>
        <draw:connector draw:style-name="gr3" draw:text-style-name="P2" draw:layer="layout" svg:x1="8.4cm" svg:y1="1.5cm" svg:x2="15.6cm" svg:y2="4cm" draw:start-shape="id14" draw:start-glue-point="7" draw:end-shape="id17" draw:end-glue-point="4" svg:d="M8400 1500h7200v2500" svg:viewBox="0 0 7201 2501">
          <text:p/>
        </draw:connector>
        <draw:connector draw:style-name="gr3" draw:text-style-name="P2" draw:layer="layout" svg:x1="12cm" svg:y1="6.5cm" svg:x2="4.1cm" svg:y2="7.6cm" draw:start-shape="id18" draw:start-glue-point="5" draw:end-shape="id15" draw:end-glue-point="7" svg:d="M12000 6500h-3949v1100h-3951" svg:viewBox="0 0 7901 1101">
          <text:p/>
        </draw:connector>
        <draw:frame draw:style-name="gr11" draw:layer="layout" svg:width="13.916cm" svg:height="4.857cm" svg:x="1cm" svg:y="15.1cm">
          <draw:text-box>
            <text:p>目标command_sensor：指定高度</text:p>
            <text:p>动作action_contoller：输出一系列动作，作用到对象</text:p>
            <text:p>对象：根据动作，发生状态改变，将状态实时传递</text:p>
            <text:p>判决judgment：根据目标和对象状态，决定当前动作效果，</text:p>
            <text:p><text:s text:c="4"/>调整下一动作</text:p>
            <text:p>调整adjustment：调整。</text:p>
            <text:p>认知self_realize：测试各种输出端口，得到输出端口的作用。</text:p>
            <text:p>感知tray_height_sensor：将物体测量数量转换成内部数据</text:p>
          </draw:text-box>
        </draw:frame>
        <draw:custom-shape draw:style-name="gr2" draw:text-style-name="P2" xml:id="id16" draw:id="id16" draw:layer="layout" svg:width="1cm" svg:height="1cm" svg:x="6.2cm" svg:y="4.1cm">
          <text:p text:style-name="P2">调整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6.7cm" svg:y1="4.1cm" svg:x2="7.9cm" svg:y2="2cm" draw:start-shape="id16" draw:start-glue-point="4" draw:end-shape="id14" draw:end-glue-point="6" svg:d="M6700 4100v-1049h1200v-1051" svg:viewBox="0 0 1201 2101">
          <text:p/>
        </draw:connector>
        <draw:custom-shape draw:style-name="gr10" draw:text-style-name="P2" draw:layer="layout" svg:width="1cm" svg:height="1cm" svg:x="5.7cm" svg:y="5.7cm">
          <text:p text:style-name="P2">状态</text:p>
          <text:p text:style-name="P2">时序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19" draw:id="id19" draw:layer="layout" svg:width="1cm" svg:height="1cm" svg:x="9.1cm" svg:y="4.1cm">
          <text:p text:style-name="P2">认知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9.6cm" svg:y1="4.1cm" svg:x2="7.9cm" svg:y2="2cm" draw:start-shape="id19" draw:end-shape="id14" draw:end-glue-point="6" svg:d="M9600 4100v-1049h-1700v-1051" svg:viewBox="0 0 1701 2101">
          <text:p/>
        </draw:connector>
        <draw:connector draw:style-name="gr3" draw:text-style-name="P2" draw:layer="layout" svg:x1="9.1cm" svg:y1="4.6cm" svg:x2="7.2cm" svg:y2="4.6cm" draw:start-shape="id19" draw:start-glue-point="5" draw:end-shape="id16" draw:end-glue-point="7" svg:d="M9100 4600h-1900" svg:viewBox="0 0 1901 1">
          <text:p/>
        </draw:connector>
        <draw:custom-shape draw:style-name="gr2" draw:text-style-name="P2" xml:id="id18" draw:id="id18" draw:layer="layout" svg:width="1cm" svg:height="1cm" svg:x="12cm" svg:y="6cm">
          <text:p text:style-name="P2">感知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2cm" svg:y1="6.5cm" svg:x2="10.1cm" svg:y2="4.6cm" draw:start-shape="id18" draw:start-glue-point="5" draw:end-shape="id19" svg:d="M12000 6500h-949v-1900h-951" svg:viewBox="0 0 1901 1901">
          <text:p/>
        </draw:connector>
        <draw:connector draw:style-name="gr3" draw:text-style-name="P2" draw:layer="layout" svg:x1="15.6cm" svg:y1="5cm" svg:x2="13cm" svg:y2="6.5cm" draw:start-shape="id17" draw:start-glue-point="6" draw:end-shape="id18" draw:end-glue-point="7" svg:d="M15600 5000v1500h-2600" svg:viewBox="0 0 2601 1501">
          <text:p/>
        </draw:connector>
        <draw:custom-shape draw:style-name="gr12" draw:text-style-name="P2" draw:layer="layout" svg:width="1.814cm" svg:height="1cm" svg:x="11.7cm" svg:y="5cm">
          <text:p text:style-name="P2">传感器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draw:layer="layout" svg:width="1cm" svg:height="1cm" svg:x="10.9cm" svg:y="6.5cm">
          <text:p text:style-name="P2">状态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2" draw:layer="layout" svg:x1="12cm" svg:y1="6.5cm" svg:x2="6.7cm" svg:y2="5.1cm" draw:start-shape="id18" draw:start-glue-point="5" draw:end-shape="id16" draw:end-glue-point="6" svg:d="M12000 6500h-5300v-1400" svg:viewBox="0 0 5301 1401">
          <text:p/>
        </draw:connector>
        <draw:custom-shape draw:style-name="gr10" draw:text-style-name="P2" draw:layer="layout" svg:width="1cm" svg:height="1cm" svg:x="7.9cm" svg:y="3.6cm">
          <text:p text:style-name="P2">动作</text:p>
          <text:p text:style-name="P2">功能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3" draw:text-style-name="P2" draw:layer="layout" svg:x1="14cm" svg:y1="1cm" svg:x2="14cm" svg:y2="9.1cm">
          <text:p/>
        </draw:line>
        <draw:line draw:style-name="gr3" draw:text-style-name="P2" draw:layer="layout" svg:x1="16cm" svg:y1="8.7cm" svg:x2="13.3cm" svg:y2="8.7cm">
          <text:p/>
        </draw:line>
        <draw:custom-shape draw:style-name="gr14" draw:text-style-name="P2" draw:layer="layout" svg:width="2.4cm" svg:height="1.6cm" svg:x="6.8cm" svg:y="11.3cm">
          <text:p text:style-name="P2">内部状态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2" draw:layer="layout" svg:width="2.1cm" svg:height="7.4cm" draw:transform="rotate (1.5707963267949) translate (4.3cm 1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默认">
        <draw:frame draw:style-name="gr16" draw:layer="layout" svg:width="14.37cm" svg:height="5.877cm" svg:x="1.1cm" svg:y="1.1cm">
          <draw:text-box>
            <text:p>认知：</text:p>
            <text:p>当没有指令时，</text:p>
            <text:p>认知系统自动运行。</text:p>
            <text:p>过程：</text:p>
            <text:p>遍历所有的端口，发送单信号，看哪些有回应</text:p>
            <text:p>再遍历，发送序列信号，等待回应</text:p>
            <text:p>遍历，组合端口发送信号，等待回应。</text:p>
            <text:p>***************************************</text:p>
            <text:p>当端口：动作列表有效位全为空时，认知必然工作，无视指令。</text:p>
            <text:p>端口分内部和外部</text:p>
          </draw:text-box>
        </draw:frame>
        <draw:custom-shape draw:style-name="gr17" draw:text-style-name="P2" draw:layer="layout" svg:width="5.6cm" svg:height="1.8cm" svg:x="1.2cm" svg:y="7.1cm">
          <text:p text:style-name="P2">输出端口：动作</text:p>
          <text:p text:style-name="P2">有效，端口，激励，动作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2" draw:layer="layout" svg:width="5.6cm" svg:height="1.8cm" svg:x="1.2cm" svg:y="9.3cm">
          <text:p text:style-name="P2">输入端口：切换</text:p>
          <text:p text:style-name="P2">有效，端口，激励，动作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layer="layout" svg:width="11.894cm" svg:height="3.066cm" svg:x="11.6cm" svg:y="1.054cm">
          <draw:text-box>
            <text:p>输入端口：切换</text:p>
            <text:p>输入有强度，初始时，所有端口平均强度。</text:p>
            <text:p>当有一个端口达到强度时，认知调整切换控制系统，</text:p>
            <text:p>让此输入有效位更多。</text:p>
            <text:p>当工作时，可以调节不同感觉强度</text:p>
          </draw:text-box>
        </draw:frame>
        <draw:custom-shape draw:style-name="gr19" draw:text-style-name="P2" draw:layer="layout" svg:width="2.1cm" svg:height="1.8cm" svg:x="8cm" svg:y="7.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0" draw:text-style-name="P2" draw:layer="layout" svg:width="2.4cm" svg:height="2.2cm" svg:x="9cm" svg:y="13cm">
          <text:p text:style-name="P2">输出</text:p>
          <text:p text:style-name="P2">驱动</text:p>
          <text:p text:style-name="P2">端口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1" draw:layer="layout" svg:width="8.427cm" svg:height="5.881cm" svg:x="11.2cm" svg:y="6.959cm">
          <draw:text-box>
            <text:p>地址位：选择输出端口有效</text:p>
            <text:p>数据位：直连所有的输出端</text:p>
            <text:p/>
            <text:p>地址位：选择每位数据到达哪个端口</text:p>
            <text:p>数据位：</text:p>
            <text:p/>
            <text:p>地址位：选择数据到达哪个端口</text:p>
            <text:p/>
            <text:p>地址：选择部分端口的部分位有效。</text:p>
            <text:p>数据：直连每个端口的对应位。</text:p>
          </draw:text-box>
        </draw:frame>
        <draw:custom-shape draw:style-name="gr22" draw:text-style-name="P2" draw:layer="layout" svg:width="1.8cm" svg:height="1cm" svg:x="14.2cm" svg:y="15cm">
          <text:p text:style-name="P2">口一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" draw:layer="layout" svg:width="1.8cm" svg:height="1cm" svg:x="14.2cm" svg:y="17cm">
          <text:p text:style-name="P2">口二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2" draw:layer="layout" svg:width="1.2cm" svg:height="1cm" svg:x="9.1cm" svg:y="17cm">
          <text:p text:style-name="P2">数一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2" draw:layer="layout" svg:width="1.2cm" svg:height="1cm" svg:x="9cm" svg:y="18cm">
          <text:p text:style-name="P2">数二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12cm" svg:y1="15.3cm" svg:x2="14.2cm" svg:y2="15.3cm">
          <text:p/>
        </draw:line>
        <draw:custom-shape draw:style-name="gr22" draw:text-style-name="P2" draw:layer="layout" svg:width="1.8cm" svg:height="1cm" svg:x="14.2cm" svg:y="19cm">
          <text:p text:style-name="P2">口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" draw:layer="layout" svg:width="1.8cm" svg:height="1cm" svg:x="14.2cm" svg:y="21cm">
          <text:p text:style-name="P2">口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2" draw:layer="layout" svg:x1="13cm" svg:y1="15.7cm" svg:x2="14.2cm" svg:y2="15.7cm">
          <text:p/>
        </draw:line>
        <draw:line draw:style-name="gr3" draw:text-style-name="P2" draw:layer="layout" svg:x1="12cm" svg:y1="17.3cm" svg:x2="14.2cm" svg:y2="17.3cm">
          <text:p/>
        </draw:line>
        <draw:line draw:style-name="gr3" draw:text-style-name="P2" draw:layer="layout" svg:x1="13cm" svg:y1="17.7cm" svg:x2="14.2cm" svg:y2="17.7cm">
          <text:p/>
        </draw:line>
        <draw:line draw:style-name="gr3" draw:text-style-name="P2" draw:layer="layout" svg:x1="12cm" svg:y1="19.3cm" svg:x2="14.2cm" svg:y2="19.3cm">
          <text:p/>
        </draw:line>
        <draw:line draw:style-name="gr3" draw:text-style-name="P2" draw:layer="layout" svg:x1="13cm" svg:y1="19.7cm" svg:x2="14.2cm" svg:y2="19.7cm">
          <text:p/>
        </draw:line>
        <draw:line draw:style-name="gr3" draw:text-style-name="P2" draw:layer="layout" svg:x1="12cm" svg:y1="21.3cm" svg:x2="14.2cm" svg:y2="21.3cm">
          <text:p/>
        </draw:line>
        <draw:line draw:style-name="gr3" draw:text-style-name="P2" draw:layer="layout" svg:x1="13cm" svg:y1="21.7cm" svg:x2="14.2cm" svg:y2="21.7cm">
          <text:p/>
        </draw:line>
        <draw:line draw:style-name="gr8" draw:text-style-name="P2" draw:layer="layout" svg:x1="12cm" svg:y1="15.3cm" svg:x2="12cm" svg:y2="21.3cm">
          <text:p/>
        </draw:line>
        <draw:line draw:style-name="gr8" draw:text-style-name="P2" draw:layer="layout" svg:x1="13cm" svg:y1="15.7cm" svg:x2="13cm" svg:y2="21.7cm">
          <text:p/>
        </draw:line>
        <draw:line draw:style-name="gr8" draw:text-style-name="P2" draw:layer="layout" svg:x1="10.2cm" svg:y1="17.5cm" svg:x2="12cm" svg:y2="17.5cm">
          <text:p/>
        </draw:line>
        <draw:line draw:style-name="gr8" draw:text-style-name="P2" draw:layer="layout" svg:x1="10.1cm" svg:y1="18.5cm" svg:x2="13cm" svg:y2="18.5cm">
          <text:p/>
        </draw:line>
        <draw:custom-shape draw:style-name="gr24" draw:text-style-name="P2" draw:layer="layout" svg:width="0.2cm" svg:height="0.2cm" svg:x="11.9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2cm" svg:height="0.2cm" svg:x="12.9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2cm" svg:height="0.2cm" svg:x="12.9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2cm" svg:height="0.2cm" svg:x="11.9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2cm" svg:height="0.2cm" svg:x="12.9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2cm" svg:height="0.2cm" svg:x="11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cm" svg:y1="14cm" svg:x2="15cm" svg:y2="15cm">
          <text:p/>
        </draw:line>
        <draw:line draw:style-name="gr3" draw:text-style-name="P2" draw:layer="layout" svg:x1="15cm" svg:y1="18.3cm" svg:x2="15cm" svg:y2="19cm">
          <text:p/>
        </draw:line>
        <draw:line draw:style-name="gr3" draw:text-style-name="P2" draw:layer="layout" svg:x1="15cm" svg:y1="16.3cm" svg:x2="15cm" svg:y2="17cm">
          <text:p/>
        </draw:line>
        <draw:line draw:style-name="gr3" draw:text-style-name="P2" draw:layer="layout" svg:x1="15cm" svg:y1="20.3cm" svg:x2="15cm" svg:y2="21cm">
          <text:p/>
        </draw:line>
        <draw:line draw:style-name="gr8" draw:text-style-name="P2" draw:layer="layout" svg:x1="15cm" svg:y1="16.3cm" svg:x2="16.2cm" svg:y2="16.3cm">
          <text:p/>
        </draw:line>
        <draw:line draw:style-name="gr8" draw:text-style-name="P2" draw:layer="layout" svg:x1="15cm" svg:y1="14cm" svg:x2="16cm" svg:y2="14cm">
          <text:p/>
        </draw:line>
        <draw:line draw:style-name="gr8" draw:text-style-name="P2" draw:layer="layout" svg:x1="16cm" svg:y1="13.4cm" svg:x2="16cm" svg:y2="14cm">
          <text:p/>
        </draw:line>
        <draw:line draw:style-name="gr8" draw:text-style-name="P2" draw:layer="layout" svg:x1="16.2cm" svg:y1="13.4cm" svg:x2="16.2cm" svg:y2="16.3cm">
          <text:p/>
        </draw:line>
        <draw:line draw:style-name="gr8" draw:text-style-name="P2" draw:layer="layout" svg:x1="15cm" svg:y1="18.3cm" svg:x2="16.4cm" svg:y2="18.3cm">
          <text:p/>
        </draw:line>
        <draw:line draw:style-name="gr8" draw:text-style-name="P2" draw:layer="layout" svg:x1="16.4cm" svg:y1="13.4cm" svg:x2="16.4cm" svg:y2="18.3cm">
          <text:p/>
        </draw:line>
        <draw:line draw:style-name="gr8" draw:text-style-name="P2" draw:layer="layout" svg:x1="16.6cm" svg:y1="13.4cm" svg:x2="16.6cm" svg:y2="20.3cm">
          <text:p/>
        </draw:line>
        <draw:line draw:style-name="gr8" draw:text-style-name="P2" draw:layer="layout" svg:x1="15cm" svg:y1="20.3cm" svg:x2="16.6cm" svg:y2="20.3cm">
          <text:p/>
        </draw:line>
        <draw:frame draw:style-name="gr25" draw:layer="layout" svg:width="3.474cm" svg:height="0.814cm" svg:x="12.5cm" svg:y="13.2cm">
          <draw:text-box>
            <text:p>地址【八位】</text:p>
          </draw:text-box>
        </draw:frame>
        <draw:line draw:style-name="gr3" draw:text-style-name="P2" draw:layer="layout" svg:x1="15.3cm" svg:y1="14cm" svg:x2="15.3cm" svg:y2="15cm">
          <text:p/>
        </draw:line>
        <draw:line draw:style-name="gr3" draw:text-style-name="P2" draw:layer="layout" svg:x1="15.3cm" svg:y1="16.3cm" svg:x2="15.3cm" svg:y2="17cm">
          <text:p/>
        </draw:line>
        <draw:line draw:style-name="gr3" draw:text-style-name="P2" draw:layer="layout" svg:x1="15.3cm" svg:y1="18.3cm" svg:x2="15.3cm" svg:y2="19cm">
          <text:p/>
        </draw:line>
        <draw:line draw:style-name="gr3" draw:text-style-name="P2" draw:layer="layout" svg:x1="15.3cm" svg:y1="20.3cm" svg:x2="15.3cm" svg:y2="21cm">
          <text:p/>
        </draw:line>
      </draw:page>
      <draw:page draw:name="page4" draw:style-name="dp1" draw:master-page-name="默认">
        <draw:frame draw:style-name="standard" draw:layer="layout" svg:width="17.487cm" svg:height="1.242cm" svg:x="0.891cm" svg:y="1.0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6"/>
            <table:table-row table:style-name="ro8" table:default-cell-style-name="ce4">
              <table:table-cell>
                <text:p><text:span text:style-name="T4">实数（</text:span><text:span text:style-name="T4">1~9</text:span><text:span text:style-name="T4">）</text:span></text:p>
              </table:table-cell>
              <table:table-cell>
                <text:p><text:span text:style-name="T4">指数</text:span></text:p>
                <text:p><text:span text:style-name="T5">（</text:span><text:span text:style-name="T5">1</text:span><text:span text:style-name="T5">，</text:span><text:span text:style-name="T5">2</text:span><text:span text:style-name="T5">，</text:span><text:span text:style-name="T5">4</text:span><text:span text:style-name="T5">，</text:span><text:span text:style-name="T5">8</text:span><text:span text:style-name="T5">）</text:span></text:p>
              </table:table-cell>
              <table:table-cell>
                <text:p><text:span text:style-name="T4">底数</text:span></text:p>
                <text:p><text:span text:style-name="T5">（</text:span><text:span text:style-name="T5">1</text:span><text:span text:style-name="T5">，</text:span><text:span text:style-name="T5">2</text:span><text:span text:style-name="T5">，</text:span><text:span text:style-name="T5">4</text:span><text:span text:style-name="T5">，</text:span><text:span text:style-name="T5">8</text:span><text:span text:style-name="T5">）</text:span></text:p>
              </table:table-cell>
              <table:table-cell>
                <text:p><text:span text:style-name="T4">3*8**4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6" draw:text-style-name="P2" xml:id="id20" draw:id="id20" draw:layer="layout" svg:width="1cm" svg:height="1cm" draw:transform="rotate (-1.5707963267949) translate (5.6cm 3.8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" xml:id="id21" draw:id="id21" draw:layer="layout" svg:width="0.4cm" svg:height="0.4cm" svg:x="4.2cm" svg:y="4.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5.999cm" svg:y1="6.195cm" svg:x2="5.6cm" svg:y2="4.3cm" draw:end-shape="id20" draw:end-glue-point="7" svg:d="M5999 6195h152v-1895h-551" svg:viewBox="0 0 552 1896">
          <text:p/>
        </draw:connector>
        <draw:connector draw:style-name="gr3" draw:text-style-name="P2" draw:layer="layout" svg:x1="4.2cm" svg:y1="4.3cm" svg:x2="3.901cm" svg:y2="6.195cm" draw:start-shape="id21" draw:start-glue-point="10" draw:end-shape="id22" draw:end-glue-point="5" svg:d="M4200 4300h-876v1895h577" svg:viewBox="0 0 877 1896">
          <text:p/>
        </draw:connector>
        <draw:g xml:id="id23" draw:id="id23">
          <draw:glue-point draw:id="4" svg:x="4.141cm" svg:y="-3.144cm"/>
          <draw:glue-point draw:id="5" svg:x="-4.89cm" svg:y="-3.144cm"/>
          <draw:glue-point draw:id="6" svg:x="-4.787cm" svg:y="2.511cm"/>
          <draw:custom-shape draw:style-name="gr27" draw:text-style-name="P2" draw:layer="layout" svg:width="2.126cm" svg:height="2.126cm" svg:x="8.451cm" svg:y="5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" draw:layer="layout" svg:width="0.851cm" svg:height="0.638cm" draw:transform="rotate (-1.5707963267949) translate (9.089cm 6.97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9" draw:text-style-name="P5" draw:layer="layout" svg:width="1.369cm" svg:height="0.934cm" svg:x="9.195cm" svg:y="6.966cm">
            <draw:text-box>
              <text:p><text:span text:style-name="T6">CK</text:span></text:p>
            </draw:text-box>
          </draw:frame>
          <draw:frame draw:style-name="gr30" draw:text-style-name="P5" draw:layer="layout" svg:width="1.018cm" svg:height="0.963cm" svg:x="8.451cm" svg:y="5.803cm">
            <draw:text-box>
              <text:p><text:span text:style-name="T6">D</text:span></text:p>
            </draw:text-box>
          </draw:frame>
          <draw:frame draw:style-name="gr31" draw:text-style-name="P5" draw:layer="layout" svg:width="1.049cm" svg:height="0.963cm" svg:x="9.727cm" svg:y="5.803cm">
            <draw:text-box>
              <text:p><text:span text:style-name="T6">Q</text:span></text:p>
            </draw:text-box>
          </draw:frame>
        </draw:g>
        <draw:custom-shape draw:style-name="gr32" draw:text-style-name="P2" xml:id="id24" draw:id="id24" draw:layer="layout" svg:width="1cm" svg:height="1cm" draw:transform="rotate (-1.5707963267949) translate (9.976cm 3.803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xml:id="id25" draw:id="id25" draw:layer="layout" svg:width="0.4cm" svg:height="0.4cm" svg:x="8.576cm" svg:y="4.1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0.575cm" svg:y1="6.198cm" svg:x2="9.976cm" svg:y2="4.303cm" draw:start-shape="id23" draw:start-glue-point="4" draw:end-shape="id24" draw:end-glue-point="7" svg:d="M10575 6198h701v-1895h-1300" svg:viewBox="0 0 1301 1896">
          <text:p/>
        </draw:connector>
        <draw:connector draw:style-name="gr3" draw:text-style-name="P2" draw:layer="layout" svg:x1="8.576cm" svg:y1="4.303cm" svg:x2="8.477cm" svg:y2="6.198cm" draw:start-shape="id25" draw:start-glue-point="10" draw:end-shape="id23" draw:end-glue-point="5" svg:d="M8576 4303h-676v1895h577" svg:viewBox="0 0 677 1896">
          <text:p/>
        </draw:connector>
        <draw:connector draw:style-name="gr3" draw:text-style-name="P2" draw:layer="layout" svg:x1="5.999cm" svg:y1="6.195cm" svg:x2="8.501cm" svg:y2="7.399cm" draw:end-shape="id23" draw:end-glue-point="6" svg:d="M5999 6195h951v1204h1551" svg:viewBox="0 0 2503 1205">
          <text:p/>
        </draw:connector>
        <draw:g xml:id="id26" draw:id="id26">
          <draw:glue-point draw:id="4" svg:x="4.141cm" svg:y="-3.144cm"/>
          <draw:glue-point draw:id="5" svg:x="-4.89cm" svg:y="-3.144cm"/>
          <draw:glue-point draw:id="6" svg:x="-4.787cm" svg:y="2.511cm"/>
          <draw:custom-shape draw:style-name="gr27" draw:text-style-name="P2" draw:layer="layout" svg:width="2.126cm" svg:height="2.126cm" svg:x="16.452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" draw:layer="layout" svg:width="0.851cm" svg:height="0.638cm" draw:transform="rotate (-1.5707963267949) translate (17.09cm 6.96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9" draw:text-style-name="P5" draw:layer="layout" svg:width="1.369cm" svg:height="0.934cm" svg:x="17.196cm" svg:y="6.963cm">
            <draw:text-box>
              <text:p><text:span text:style-name="T6">CK</text:span></text:p>
            </draw:text-box>
          </draw:frame>
          <draw:frame draw:style-name="gr30" draw:text-style-name="P5" draw:layer="layout" svg:width="1.018cm" svg:height="0.963cm" svg:x="16.452cm" svg:y="5.8cm">
            <draw:text-box>
              <text:p><text:span text:style-name="T6">D</text:span></text:p>
            </draw:text-box>
          </draw:frame>
          <draw:frame draw:style-name="gr31" draw:text-style-name="P5" draw:layer="layout" svg:width="1.049cm" svg:height="0.963cm" svg:x="17.728cm" svg:y="5.8cm">
            <draw:text-box>
              <text:p><text:span text:style-name="T6">Q</text:span></text:p>
            </draw:text-box>
          </draw:frame>
        </draw:g>
        <draw:custom-shape draw:style-name="gr32" draw:text-style-name="P2" xml:id="id27" draw:id="id27" draw:layer="layout" svg:width="1cm" svg:height="1cm" draw:transform="rotate (-1.5707963267949) translate (17.977cm 3.8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xml:id="id28" draw:id="id28" draw:layer="layout" svg:width="0.4cm" svg:height="0.4cm" svg:x="16.577cm" svg:y="4.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8.576cm" svg:y1="6.195cm" svg:x2="17.977cm" svg:y2="4.3cm" draw:start-shape="id26" draw:start-glue-point="4" draw:end-shape="id27" draw:end-glue-point="7" svg:d="M18576 6195h701v-1895h-1300" svg:viewBox="0 0 1301 1896">
          <text:p/>
        </draw:connector>
        <draw:connector draw:style-name="gr3" draw:text-style-name="P2" draw:layer="layout" svg:x1="16.577cm" svg:y1="4.3cm" svg:x2="16.478cm" svg:y2="6.195cm" draw:start-shape="id28" draw:start-glue-point="10" draw:end-shape="id26" draw:end-glue-point="5" svg:d="M16577 4300h-676v1895h577" svg:viewBox="0 0 677 1896">
          <text:p/>
        </draw:connector>
        <draw:connector draw:style-name="gr3" draw:text-style-name="P2" draw:layer="layout" svg:x1="13.834cm" svg:y1="6.221cm" svg:x2="16.502cm" svg:y2="7.396cm" draw:end-shape="id26" draw:end-glue-point="6" svg:d="M13834 6221h1034v1175h1634" svg:viewBox="0 0 2669 1176">
          <text:p/>
        </draw:connector>
        <draw:g xml:id="id22" draw:id="id22">
          <draw:glue-point draw:id="4" svg:x="4.141cm" svg:y="-3.144cm"/>
          <draw:glue-point draw:id="5" svg:x="-4.89cm" svg:y="-3.144cm"/>
          <draw:glue-point draw:id="6" svg:x="-4.787cm" svg:y="2.511cm"/>
          <draw:custom-shape draw:style-name="gr27" draw:text-style-name="P2" draw:layer="layout" svg:width="2.126cm" svg:height="2.126cm" svg:x="3.875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" draw:layer="layout" svg:width="0.851cm" svg:height="0.638cm" draw:transform="rotate (-1.5707963267949) translate (4.513cm 6.96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9" draw:text-style-name="P5" draw:layer="layout" svg:width="1.369cm" svg:height="0.934cm" svg:x="4.619cm" svg:y="6.963cm">
            <draw:text-box>
              <text:p><text:span text:style-name="T6">CK</text:span></text:p>
            </draw:text-box>
          </draw:frame>
          <draw:frame draw:style-name="gr30" draw:text-style-name="P5" draw:layer="layout" svg:width="1.018cm" svg:height="0.963cm" svg:x="3.875cm" svg:y="5.8cm">
            <draw:text-box>
              <text:p><text:span text:style-name="T6">D</text:span></text:p>
            </draw:text-box>
          </draw:frame>
          <draw:frame draw:style-name="gr31" draw:text-style-name="P5" draw:layer="layout" svg:width="1.049cm" svg:height="0.963cm" svg:x="5.151cm" svg:y="5.8cm">
            <draw:text-box>
              <text:p><text:span text:style-name="T6">Q</text:span></text:p>
            </draw:text-box>
          </draw:frame>
        </draw:g>
        <draw:custom-shape draw:style-name="gr24" draw:text-style-name="P2" draw:layer="layout" svg:width="0.2cm" svg:height="0.2cm" svg:x="11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2cm" svg:height="0.2cm" svg:x="12.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2cm" svg:height="0.2cm" svg:x="13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5cm" svg:y1="7.4cm" svg:x2="3.9cm" svg:y2="7.4cm">
          <text:p/>
        </draw:line>
        <draw:line draw:style-name="gr8" draw:text-style-name="P2" draw:layer="layout" svg:x1="7.631cm" svg:y1="7.4cm" svg:x2="7.631cm" svg:y2="9.2cm">
          <text:p/>
        </draw:line>
        <draw:line draw:style-name="gr8" draw:text-style-name="P2" draw:layer="layout" svg:x1="7.031cm" svg:y1="9.2cm" svg:x2="6.131cm" svg:y2="9.2cm">
          <text:p/>
        </draw:line>
        <draw:frame draw:style-name="gr34" draw:layer="layout" svg:width="2.956cm" svg:height="1.394cm" svg:x="5cm" svg:y="8.3cm">
          <draw:text-box>
            <text:p>计数【1】</text:p>
            <text:p>》</text:p>
          </draw:text-box>
        </draw:frame>
        <draw:g xml:id="id29" draw:id="id29">
          <draw:g>
            <draw:g>
              <draw:custom-shape draw:style-name="gr35" draw:text-style-name="P2" draw:layer="layout" svg:width="1cm" svg:height="1cm" draw:transform="rotate (-1.5707963267949) translate (3.2cm 10.2cm)">
                <text:p/>
  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  </draw:custom-shape>
              <draw:custom-shape draw:style-name="gr26" draw:text-style-name="P2" draw:layer="layout" svg:width="0.4cm" svg:height="0.4cm" draw:transform="rotate (-1.5707963267949) translate (2.9cm 11.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36" draw:text-style-name="P2" draw:layer="layout" svg:x1="3cm" svg:y1="10.2cm" svg:x2="3cm" svg:y2="9.2cm">
              <text:p/>
            </draw:line>
            <draw:line draw:style-name="gr36" draw:text-style-name="P2" draw:layer="layout" svg:x1="2.4cm" svg:y1="10.2cm" svg:x2="2.4cm" svg:y2="9.2cm">
              <text:p/>
            </draw:line>
          </draw:g>
          <draw:line draw:style-name="gr37" draw:text-style-name="P2" draw:layer="layout" svg:x1="2.7cm" svg:y1="11.6cm" svg:x2="2.7cm" svg:y2="12.2cm">
            <text:p/>
          </draw:line>
        </draw:g>
        <draw:line draw:style-name="gr8" draw:text-style-name="P2" draw:layer="layout" svg:x1="3cm" svg:y1="7.4cm" svg:x2="3cm" svg:y2="9.2cm">
          <text:p/>
        </draw:line>
        <draw:line draw:style-name="gr8" draw:text-style-name="P2" draw:layer="layout" svg:x1="2.4cm" svg:y1="9.2cm" svg:x2="1.5cm" svg:y2="9.2cm">
          <text:p/>
        </draw:line>
        <draw:frame draw:style-name="gr34" draw:layer="layout" svg:width="2.956cm" svg:height="1.394cm" svg:x="0.369cm" svg:y="8.3cm">
          <draw:text-box>
            <text:p>计数【0】</text:p>
            <text:p>》</text:p>
          </draw:text-box>
        </draw:frame>
        <draw:frame draw:style-name="gr38" draw:layer="layout" svg:width="2.483cm" svg:height="0.814cm" svg:x="0.6cm" svg:y="6.7cm">
          <draw:text-box>
            <text:p>时钟入》</text:p>
          </draw:text-box>
        </draw:frame>
        <draw:g xml:id="id32" draw:id="id32">
          <draw:g>
            <draw:g>
              <draw:custom-shape draw:style-name="gr35" draw:text-style-name="P2" draw:layer="layout" svg:width="1cm" svg:height="1cm" draw:transform="rotate (-1.5707963267949) translate (15.731cm 10.2cm)">
                <text:p/>
  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  </draw:custom-shape>
              <draw:custom-shape draw:style-name="gr26" draw:text-style-name="P2" draw:layer="layout" svg:width="0.4cm" svg:height="0.4cm" draw:transform="rotate (-1.5707963267949) translate (15.431cm 11.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36" draw:text-style-name="P2" draw:layer="layout" svg:x1="15.531cm" svg:y1="10.2cm" svg:x2="15.531cm" svg:y2="9.2cm">
              <text:p/>
            </draw:line>
            <draw:line draw:style-name="gr36" draw:text-style-name="P2" draw:layer="layout" svg:x1="14.931cm" svg:y1="10.2cm" svg:x2="14.931cm" svg:y2="9.2cm">
              <text:p/>
            </draw:line>
          </draw:g>
          <draw:line draw:style-name="gr37" draw:text-style-name="P2" draw:layer="layout" svg:x1="15.231cm" svg:y1="11.6cm" svg:x2="15.231cm" svg:y2="12.2cm">
            <text:p/>
          </draw:line>
        </draw:g>
        <draw:line draw:style-name="gr8" draw:text-style-name="P2" draw:layer="layout" svg:x1="15.531cm" svg:y1="7.4cm" svg:x2="15.531cm" svg:y2="9.2cm">
          <text:p/>
        </draw:line>
        <draw:line draw:style-name="gr8" draw:text-style-name="P2" draw:layer="layout" svg:x1="14.931cm" svg:y1="9.2cm" svg:x2="14.031cm" svg:y2="9.2cm">
          <text:p/>
        </draw:line>
        <draw:frame draw:style-name="gr39" draw:layer="layout" svg:width="3.616cm" svg:height="1.394cm" svg:x="12.3cm" svg:y="8.3cm">
          <draw:text-box>
            <text:p>计数【某-1】</text:p>
            <text:p>》</text:p>
          </draw:text-box>
        </draw:frame>
        <draw:custom-shape draw:style-name="gr40" draw:text-style-name="P2" xml:id="id30" draw:id="id30" draw:layer="layout" svg:width="2.5cm" svg:height="3.8cm" draw:transform="rotate (-1.5707963267949) translate (10.6cm 13.6cm)">
          <draw:glue-point draw:id="8" svg:x="-2.631cm" svg:y="-5cm"/>
          <draw:glue-point draw:id="9" svg:x="3.157cm" svg:y="-5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g xml:id="id31" draw:id="id31">
          <draw:g>
            <draw:g>
              <draw:custom-shape draw:style-name="gr35" draw:text-style-name="P2" draw:layer="layout" svg:width="1cm" svg:height="1cm" draw:transform="rotate (-1.5707963267949) translate (7.838cm 10.2cm)">
                <text:p/>
  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  </draw:custom-shape>
              <draw:custom-shape draw:style-name="gr26" draw:text-style-name="P2" draw:layer="layout" svg:width="0.4cm" svg:height="0.4cm" draw:transform="rotate (-1.5707963267949) translate (7.538cm 11.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36" draw:text-style-name="P2" draw:layer="layout" svg:x1="7.638cm" svg:y1="10.2cm" svg:x2="7.638cm" svg:y2="9.2cm">
              <text:p/>
            </draw:line>
            <draw:line draw:style-name="gr36" draw:text-style-name="P2" draw:layer="layout" svg:x1="7.038cm" svg:y1="10.2cm" svg:x2="7.038cm" svg:y2="9.2cm">
              <text:p/>
            </draw:line>
          </draw:g>
          <draw:line draw:style-name="gr37" draw:text-style-name="P2" draw:layer="layout" svg:x1="7.338cm" svg:y1="11.6cm" svg:x2="7.338cm" svg:y2="12.2cm">
            <text:p/>
          </draw:line>
        </draw:g>
        <draw:connector draw:style-name="gr3" draw:text-style-name="P2" draw:layer="layout" svg:x1="2.7cm" svg:y1="12.2cm" svg:x2="7.701cm" svg:y2="13.6cm" draw:start-shape="id29" draw:start-glue-point="2" draw:end-shape="id30" draw:end-glue-point="8" svg:d="M2700 12200v725h5001v675" svg:viewBox="0 0 5002 1401">
          <text:p/>
        </draw:connector>
        <draw:connector draw:style-name="gr3" draw:text-style-name="P2" draw:layer="layout" svg:x1="7.338cm" svg:y1="12.2cm" svg:x2="8.7cm" svg:y2="13.6cm" draw:start-shape="id31" draw:start-glue-point="2" draw:end-shape="id30" draw:end-glue-point="5" svg:d="M7338 12200v725h1362v675" svg:viewBox="0 0 1363 1401">
          <text:p/>
        </draw:connector>
        <draw:connector draw:style-name="gr3" draw:text-style-name="P2" draw:layer="layout" svg:x1="15.231cm" svg:y1="12.2cm" svg:x2="9.899cm" svg:y2="13.6cm" draw:start-shape="id32" draw:start-glue-point="2" draw:end-shape="id30" draw:end-glue-point="9" svg:d="M15231 12200v725h-5332v675" svg:viewBox="0 0 5333 1401">
          <text:p/>
        </draw:connector>
        <draw:line draw:style-name="gr3" draw:text-style-name="P2" draw:layer="layout" svg:x1="8.7cm" svg:y1="16.1cm" svg:x2="8.7cm" svg:y2="18.2cm">
          <text:p/>
        </draw:line>
        <draw:frame draw:style-name="gr38" draw:layer="layout" svg:width="2.483cm" svg:height="0.814cm" svg:x="11.3cm" svg:y="16.8cm">
          <draw:text-box>
            <text:p>时钟单链</text:p>
          </draw:text-box>
        </draw:frame>
        <draw:frame draw:style-name="gr38" draw:layer="layout" svg:width="2.483cm" svg:height="0.814cm" svg:x="6.2cm" svg:y="17.59cm">
          <draw:text-box>
            <text:p>时钟出《</text:p>
          </draw:text-box>
        </draw:frame>
        <draw:custom-shape draw:style-name="gr41" draw:text-style-name="P2" draw:layer="layout" svg:width="4.6cm" svg:height="1.8cm" svg:x="14cm" svg:y="16.3cm">
          <text:p/>
          <draw:enhanced-geometry svg:viewBox="0 0 21600 21600" draw:type="rectangle" draw:enhanced-path="M 0 0 L 21600 0 21600 21600 0 21600 0 0 Z N"/>
        </draw:custom-shape>
        <draw:frame draw:style-name="gr38" draw:layer="layout" svg:width="2.483cm" svg:height="0.814cm" svg:x="14cm" svg:y="17.19cm">
          <draw:text-box>
            <text:p>》时钟入</text:p>
          </draw:text-box>
        </draw:frame>
        <draw:frame draw:style-name="gr42" draw:layer="layout" svg:width="1.988cm" svg:height="0.814cm" svg:x="14.025cm" svg:y="16.39cm">
          <draw:text-box>
            <text:p>》计数</text:p>
          </draw:text-box>
        </draw:frame>
        <draw:frame draw:style-name="gr38" draw:layer="layout" svg:width="2.483cm" svg:height="0.814cm" svg:x="16.334cm" svg:y="16.8cm">
          <draw:text-box>
            <text:p>时钟出《</text:p>
          </draw:text-box>
        </draw:frame>
        <draw:custom-shape draw:style-name="gr43" draw:text-style-name="P2" xml:id="id33" draw:id="id33" draw:layer="layout" svg:width="4cm" svg:height="1cm" svg:x="3cm" svg:y="24cm">
          <draw:glue-point draw:id="4" svg:x="-5cm" svg:y="-1.666cm"/>
          <draw:glue-point draw:id="5" svg:x="-5cm" svg:y="2.777cm"/>
          <text:p text:style-name="P2">时钟单链</text:p>
          <draw:enhanced-geometry svg:viewBox="0 0 21600 21600" draw:type="rectangle" draw:enhanced-path="M 0 0 L 21600 0 21600 21600 0 21600 0 0 Z N"/>
        </draw:custom-shape>
        <draw:custom-shape draw:style-name="gr43" draw:text-style-name="P2" xml:id="id34" draw:id="id34" draw:layer="layout" svg:width="4cm" svg:height="1cm" svg:x="3cm" svg:y="22cm">
          <draw:glue-point draw:id="4" svg:x="-5cm" svg:y="-1.666cm"/>
          <draw:glue-point draw:id="5" svg:x="-5cm" svg:y="2.777cm"/>
          <text:p text:style-name="P2">时钟单链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0cm 2.101cm" svg:x1="7cm" svg:y1="24.5cm" svg:x2="3cm" svg:y2="22.777cm" draw:start-shape="id33" draw:start-glue-point="1" draw:end-shape="id34" draw:end-glue-point="5" svg:d="M7000 24500h501v-900h-5002v-823h501" svg:viewBox="0 0 5003 1724">
          <text:p/>
        </draw:connector>
        <draw:line draw:style-name="gr3" draw:text-style-name="P2" draw:layer="layout" svg:x1="0.6cm" svg:y1="24.7cm" svg:x2="3cm" svg:y2="24.7cm">
          <text:p/>
        </draw:line>
        <draw:frame draw:style-name="gr38" draw:layer="layout" svg:width="2.483cm" svg:height="0.814cm" svg:x="-0.3cm" svg:y="24cm">
          <draw:text-box>
            <text:p>时钟入》</text:p>
          </draw:text-box>
        </draw:frame>
        <draw:custom-shape draw:style-name="gr43" draw:text-style-name="P2" xml:id="id35" draw:id="id35" draw:layer="layout" svg:width="4cm" svg:height="1cm" svg:x="3cm" svg:y="19cm">
          <draw:glue-point draw:id="4" svg:x="-5cm" svg:y="-1.666cm"/>
          <draw:glue-point draw:id="5" svg:x="-5cm" svg:y="2.777cm"/>
          <text:p text:style-name="P2">时钟单链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cm" svg:y1="22.5cm" svg:x2="3cm" svg:y2="19.777cm" draw:start-shape="id34" draw:start-glue-point="1" draw:end-shape="id35" draw:end-glue-point="5" svg:d="M7000 22500h501v-1500h-5002v-1223h501" svg:viewBox="0 0 5003 2724">
          <text:p/>
        </draw:connector>
        <draw:custom-shape draw:style-name="gr24" draw:text-style-name="P2" draw:layer="layout" svg:width="0.2cm" svg:height="0.2cm" svg:x="4.4cm" svg:y="2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2cm" svg:height="0.2cm" svg:x="5cm" svg:y="2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2cm" svg:height="0.2cm" svg:x="5.6cm" svg:y="2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line-skew="0.23cm" svg:x1="1.041cm" svg:y1="20.937cm" svg:x2="3cm" svg:y2="24.334cm" draw:end-shape="id33" draw:end-glue-point="4" svg:d="M1041 20937h959v3397h1000" svg:viewBox="0 0 1960 3398">
          <text:p/>
        </draw:connector>
        <draw:line draw:style-name="gr3" draw:text-style-name="P2" draw:layer="layout" svg:x1="2cm" svg:y1="22.3cm" svg:x2="3cm" svg:y2="22.3cm">
          <text:p/>
        </draw:line>
        <draw:line draw:style-name="gr3" draw:text-style-name="P2" draw:layer="layout" svg:x1="2cm" svg:y1="19.3cm" svg:x2="3cm" svg:y2="19.3cm">
          <text:p/>
        </draw:line>
        <draw:line draw:style-name="gr8" draw:text-style-name="P2" draw:layer="layout" svg:x1="2cm" svg:y1="21cm" svg:x2="2cm" svg:y2="19.3cm">
          <text:p/>
        </draw:line>
        <draw:frame draw:style-name="gr42" draw:layer="layout" svg:width="1.988cm" svg:height="0.814cm" svg:x="0cm" svg:y="20.1cm">
          <draw:text-box>
            <text:p>底数》</text:p>
          </draw:text-box>
        </draw:frame>
        <draw:line draw:style-name="gr8" draw:text-style-name="P2" draw:layer="layout" svg:x1="6.8cm" svg:y1="26.6cm" svg:x2="5.9cm" svg:y2="26.6cm">
          <text:p/>
        </draw:line>
        <draw:g xml:id="id36" draw:id="id36">
          <draw:g>
            <draw:g>
              <draw:custom-shape draw:style-name="gr35" draw:text-style-name="P2" draw:layer="layout" svg:width="1cm" svg:height="1cm" svg:x="7.8cm" svg:y="25.8cm">
                <text:p/>
  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  </draw:custom-shape>
              <draw:custom-shape draw:style-name="gr26" draw:text-style-name="P2" draw:layer="layout" svg:width="0.4cm" svg:height="0.4cm" svg:x="8.8cm" svg:y="26.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36" draw:text-style-name="P2" draw:layer="layout" svg:x1="7.8cm" svg:y1="26cm" svg:x2="6.8cm" svg:y2="26cm">
              <text:p/>
            </draw:line>
            <draw:line draw:style-name="gr36" draw:text-style-name="P2" draw:layer="layout" svg:x1="7.8cm" svg:y1="26.6cm" svg:x2="6.8cm" svg:y2="26.6cm">
              <text:p/>
            </draw:line>
          </draw:g>
          <draw:line draw:style-name="gr37" draw:text-style-name="P2" draw:layer="layout" svg:x1="9.2cm" svg:y1="26.3cm" svg:x2="9.8cm" svg:y2="26.3cm">
            <text:p/>
          </draw:line>
        </draw:g>
        <draw:line draw:style-name="gr8" draw:text-style-name="P2" draw:layer="layout" svg:x1="9cm" svg:y1="19.5cm" svg:x2="7cm" svg:y2="19.5cm">
          <text:p/>
        </draw:line>
        <draw:g xml:id="id39" draw:id="id39">
          <draw:g>
            <draw:g>
              <draw:custom-shape draw:style-name="gr35" draw:text-style-name="P2" draw:layer="layout" svg:width="1cm" svg:height="1cm" svg:x="10cm" svg:y="24.3cm">
                <text:p/>
  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  </draw:custom-shape>
              <draw:custom-shape draw:style-name="gr26" draw:text-style-name="P2" draw:layer="layout" svg:width="0.4cm" svg:height="0.4cm" svg:x="11cm" svg:y="24.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36" draw:text-style-name="P2" draw:layer="layout" svg:x1="10cm" svg:y1="24.5cm" svg:x2="9cm" svg:y2="24.5cm">
              <text:p/>
            </draw:line>
            <draw:line draw:style-name="gr36" draw:text-style-name="P2" draw:layer="layout" svg:x1="10cm" svg:y1="25.1cm" svg:x2="9cm" svg:y2="25.1cm">
              <text:p/>
            </draw:line>
          </draw:g>
          <draw:line draw:style-name="gr37" draw:text-style-name="P2" draw:layer="layout" svg:x1="11.4cm" svg:y1="24.8cm" svg:x2="12cm" svg:y2="24.8cm">
            <text:p/>
          </draw:line>
        </draw:g>
        <draw:custom-shape draw:style-name="gr40" draw:text-style-name="P2" xml:id="id37" draw:id="id37" draw:layer="layout" svg:width="2.5cm" svg:height="3.8cm" svg:x="14cm" svg:y="23.3cm">
          <draw:glue-point draw:id="8" svg:x="-5cm" svg:y="2.613cm"/>
          <draw:glue-point draw:id="9" svg:x="-4.988cm" svg:y="-3.144cm"/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 xml:id="id38" draw:id="id38">
          <draw:g>
            <draw:g>
              <draw:custom-shape draw:style-name="gr35" draw:text-style-name="P2" draw:layer="layout" svg:width="1cm" svg:height="1cm" svg:x="10cm" svg:y="19.3cm">
                <text:p/>
  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  </draw:custom-shape>
              <draw:custom-shape draw:style-name="gr26" draw:text-style-name="P2" draw:layer="layout" svg:width="0.4cm" svg:height="0.4cm" svg:x="11cm" svg:y="19.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36" draw:text-style-name="P2" draw:layer="layout" svg:x1="10cm" svg:y1="19.5cm" svg:x2="9cm" svg:y2="19.5cm">
              <text:p/>
            </draw:line>
            <draw:line draw:style-name="gr36" draw:text-style-name="P2" draw:layer="layout" svg:x1="10cm" svg:y1="20.1cm" svg:x2="9cm" svg:y2="20.1cm">
              <text:p/>
            </draw:line>
          </draw:g>
          <draw:line draw:style-name="gr37" draw:text-style-name="P2" draw:layer="layout" svg:x1="11.4cm" svg:y1="19.8cm" svg:x2="12cm" svg:y2="19.8cm">
            <text:p/>
          </draw:line>
        </draw:g>
        <draw:connector draw:style-name="gr3" draw:text-style-name="P2" draw:layer="layout" svg:x1="9.8cm" svg:y1="26.3cm" svg:x2="14cm" svg:y2="26.192cm" draw:start-shape="id36" draw:start-glue-point="1" draw:end-shape="id37" draw:end-glue-point="8" svg:d="M9800 26300h2125v-108h2075" svg:viewBox="0 0 4201 109">
          <text:p/>
        </draw:connector>
        <draw:connector draw:style-name="gr3" draw:text-style-name="P2" draw:layer="layout" svg:x1="12cm" svg:y1="19.8cm" svg:x2="14.003cm" svg:y2="24.006cm" draw:start-shape="id38" draw:start-glue-point="1" draw:end-shape="id37" draw:end-glue-point="9" svg:d="M12000 19800h1025v4206h978" svg:viewBox="0 0 2004 4207">
          <text:p/>
        </draw:connector>
        <draw:connector draw:style-name="gr3" draw:text-style-name="P2" draw:layer="layout" svg:x1="12cm" svg:y1="24.8cm" svg:x2="14cm" svg:y2="25.2cm" draw:start-shape="id39" draw:start-glue-point="1" draw:end-shape="id37" draw:end-glue-point="5" svg:d="M12000 24800h1025v400h975" svg:viewBox="0 0 2001 401">
          <text:p/>
        </draw:connector>
        <draw:line draw:style-name="gr3" draw:text-style-name="P2" draw:layer="layout" svg:x1="16.5cm" svg:y1="25.2cm" svg:x2="17.9cm" svg:y2="25.2cm">
          <text:p/>
        </draw:line>
        <draw:line draw:style-name="gr8" draw:text-style-name="P2" draw:layer="layout" svg:x1="2cm" svg:y1="24.7cm" svg:x2="2cm" svg:y2="26cm">
          <text:p/>
        </draw:line>
        <draw:line draw:style-name="gr8" draw:text-style-name="P2" draw:layer="layout" svg:x1="6.8cm" svg:y1="26cm" svg:x2="2cm" svg:y2="26cm">
          <text:p/>
        </draw:line>
        <draw:line draw:style-name="gr8" draw:text-style-name="P2" draw:layer="layout" svg:x1="7.5cm" svg:y1="24.5cm" svg:x2="9cm" svg:y2="24.5cm">
          <text:p/>
        </draw:line>
        <draw:frame draw:style-name="gr44" draw:layer="layout" svg:width="3.575cm" svg:height="0.91cm" svg:x="2.5cm" svg:y="26.39cm">
          <draw:text-box>
            <text:p>指数【0】》</text:p>
          </draw:text-box>
        </draw:frame>
        <draw:frame draw:style-name="gr44" draw:layer="layout" svg:width="3.575cm" svg:height="0.91cm" svg:x="6.025cm" svg:y="24.9cm">
          <draw:text-box>
            <text:p>指数【1】》</text:p>
          </draw:text-box>
        </draw:frame>
        <draw:frame draw:style-name="gr45" draw:layer="layout" svg:width="4.775cm" svg:height="0.831cm" svg:x="6.325cm" svg:y="20cm">
          <draw:text-box>
            <text:p>指数【某-1】》</text:p>
          </draw:text-box>
        </draw:frame>
        <draw:polygon draw:style-name="gr46" draw:text-style-name="P2" draw:layer="layout" svg:width="1.099cm" svg:height="2.999cm" svg:x="17.9cm" svg:y="22.5cm" svg:viewBox="0 0 1100 3000" draw:points="0,2400 0,3000 0,3000 1100,2400 1100,2400 1100,600 1100,600 0,0 0,0 0,600 605,900 605,2040 605,2040">
          <text:p/>
        </draw:polygon>
        <draw:frame draw:style-name="gr47" draw:layer="layout" svg:width="0.781cm" svg:height="0.81cm" svg:x="18.4cm" svg:y="23.607cm">
          <draw:text-box>
            <text:p>+</text:p>
          </draw:text-box>
        </draw:frame>
        <draw:frame draw:style-name="gr48" draw:layer="layout" svg:width="0.752cm" svg:height="0.81cm" svg:x="17.2cm" svg:y="22.4cm">
          <draw:text-box>
            <text:p>1</text:p>
          </draw:text-box>
        </draw:frame>
        <draw:g xml:id="id40" draw:id="id40">
          <draw:line draw:style-name="gr6" draw:text-style-name="P2" draw:layer="layout" svg:x1="20.423cm" svg:y1="21cm" svg:x2="21.778cm" svg:y2="21.72cm">
            <text:p/>
          </draw:line>
          <draw:line draw:style-name="gr6" draw:text-style-name="P2" draw:layer="layout" svg:x1="21.1cm" svg:y1="23.52cm" svg:x2="21.1cm" svg:y2="22.08cm">
            <text:p/>
          </draw:line>
          <draw:line draw:style-name="gr6" draw:text-style-name="P2" draw:layer="layout" svg:x1="21.777cm" svg:y1="23.88cm" svg:x2="21.777cm" svg:y2="21.72cm">
            <text:p/>
          </draw:line>
          <draw:custom-shape draw:style-name="gr49" draw:text-style-name="P2" draw:layer="layout" svg:width="0.677cm" svg:height="0.72cm" svg:x="21.1cm" svg:y="22.44cm">
            <text:p text:style-name="P2">&amp;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20.423cm" svg:y1="21.72cm" svg:x2="20.423cm" svg:y2="21cm">
            <text:p/>
          </draw:line>
          <draw:line draw:style-name="gr6" draw:text-style-name="P2" draw:layer="layout" svg:x1="20.423cm" svg:y1="21.72cm" svg:x2="21.1cm" svg:y2="22.08cm">
            <text:p/>
          </draw:line>
          <draw:line draw:style-name="gr6" draw:text-style-name="P2" draw:layer="layout" svg:x1="20.423cm" svg:y1="24.6cm" svg:x2="21.778cm" svg:y2="23.88cm">
            <text:p/>
          </draw:line>
          <draw:line draw:style-name="gr6" draw:text-style-name="P2" draw:layer="layout" svg:x1="20.423cm" svg:y1="23.88cm" svg:x2="20.423cm" svg:y2="24.6cm">
            <text:p/>
          </draw:line>
          <draw:line draw:style-name="gr6" draw:text-style-name="P2" draw:layer="layout" svg:x1="20.423cm" svg:y1="23.88cm" svg:x2="21.1cm" svg:y2="23.52cm">
            <text:p/>
          </draw:line>
          <draw:line draw:style-name="gr50" draw:text-style-name="P2" draw:layer="layout" svg:x1="19cm" svg:y1="21.36cm" svg:x2="20.423cm" svg:y2="21.36cm">
            <text:p/>
          </draw:line>
          <draw:line draw:style-name="gr50" draw:text-style-name="P2" draw:layer="layout" svg:x1="21.777cm" svg:y1="22.8cm" svg:x2="23.2cm" svg:y2="22.8cm">
            <text:p/>
          </draw:line>
          <draw:line draw:style-name="gr50" draw:text-style-name="P2" draw:layer="layout" svg:x1="19cm" svg:y1="24.24cm" svg:x2="20.423cm" svg:y2="24.24cm">
            <text:p/>
          </draw:line>
        </draw:g>
        <draw:frame draw:style-name="gr42" draw:layer="layout" svg:width="1.988cm" svg:height="0.814cm" svg:x="17.4cm" svg:y="20.9cm">
          <draw:text-box>
            <text:p>实数》</text:p>
          </draw:text-box>
        </draw:frame>
        <draw:custom-shape draw:style-name="gr51" draw:text-style-name="P2" draw:layer="layout" svg:width="0.4cm" svg:height="0.4cm" svg:x="8.5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4cm" svg:height="0.4cm" svg:x="16.5cm" svg:y="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layer="layout" svg:width="2.483cm" svg:height="0.814cm" svg:x="22.334cm" svg:y="21.9cm">
          <draw:text-box>
            <text:p>匹配结果</text:p>
          </draw:text-box>
        </draw:frame>
        <draw:frame draw:style-name="gr52" draw:text-style-name="P6" draw:layer="layout" svg:width="4.193cm" svg:height="1.301cm" svg:x="-0.1cm" svg:y="28.5cm">
          <draw:text-box>
            <text:p><text:span text:style-name="T7">实时装置</text:span></text:p>
          </draw:text-box>
        </draw:frame>
        <draw:connector draw:style-name="gr3" draw:text-style-name="P2" draw:layer="layout" svg:x1="23.2cm" svg:y1="22.8cm" svg:x2="17.614cm" svg:y2="7.926cm" draw:start-shape="id40" draw:start-glue-point="1" draw:end-shape="id26" draw:end-glue-point="2" svg:d="M23200 22800h500v-8312h-6086v-6562" svg:viewBox="0 0 6087 14875">
          <text:p/>
        </draw:connector>
        <draw:line draw:style-name="gr3" draw:text-style-name="P2" draw:layer="layout" svg:x1="9.8cm" svg:y1="10.6cm" svg:x2="9.8cm" svg:y2="7.9cm">
          <text:p/>
        </draw:line>
        <draw:line draw:style-name="gr3" draw:text-style-name="P2" draw:layer="layout" svg:x1="5.1cm" svg:y1="10.6cm" svg:x2="5.1cm" svg:y2="7.9cm">
          <text:p/>
        </draw:line>
        <draw:line draw:style-name="gr53" draw:text-style-name="P2" draw:layer="layout" svg:x1="17.6cm" svg:y1="10.6cm" svg:x2="5.1cm" svg:y2="10.6cm">
          <text:p/>
        </draw:line>
      </draw:page>
      <draw:page draw:name="page5" draw:style-name="dp1" draw:master-page-name="默认">
        <draw:custom-shape draw:style-name="gr54" draw:text-style-name="P2" draw:layer="layout" svg:width="6cm" svg:height="1cm" svg:x="1.7cm" svg:y="8cm">
          <text:p text:style-name="P2">动作序列</text:p>
          <text:p text:style-name="P2">{时间，动作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41" draw:id="id41" draw:layer="layout" svg:width="2cm" svg:height="2cm" svg:x="3.9cm" svg:y="10cm">
          <text:p text:style-name="P2">定时</text:p>
          <text:p text:style-name="P2"/>
          <text:p text:style-name="P2">计时</text:p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55" draw:text-style-name="P2" xml:id="id42" draw:id="id42" draw:layer="layout" svg:width="2cm" svg:height="2cm" svg:x="6.9cm" svg:y="10cm">
          <text:p text:style-name="P2">动作1</text:p>
          <text:p text:style-name="P2">动作2</text:p>
          <text:p text:style-name="P2">动作3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2" draw:layer="layout" svg:x1="5.9cm" svg:y1="11cm" svg:x2="6.9cm" svg:y2="11cm" draw:start-shape="id41" draw:start-glue-point="1" draw:end-shape="id42" draw:end-glue-point="3" svg:d="M5900 11000h1000" svg:viewBox="0 0 1001 1">
          <text:p/>
        </draw:connector>
        <draw:custom-shape draw:style-name="gr56" draw:text-style-name="P2" xml:id="id43" draw:id="id43" draw:layer="layout" svg:width="2.006cm" svg:height="2cm" svg:x="0.894cm" svg:y="10cm">
          <text:p text:style-name="P2">时间1</text:p>
          <text:p text:style-name="P2">时间2</text:p>
          <text:p text:style-name="P2">时间3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2" draw:layer="layout" svg:x1="3.9cm" svg:y1="11cm" svg:x2="2.9cm" svg:y2="11cm" draw:start-shape="id41" draw:start-glue-point="3" draw:end-shape="id43" draw:end-glue-point="1" svg:d="M3900 11000h-1000" svg:viewBox="0 0 1001 1">
          <text:p/>
        </draw:connector>
        <draw:frame draw:style-name="gr57" draw:layer="layout" svg:width="12.367cm" svg:height="1.974cm" svg:x="8.939cm" svg:y="8cm">
          <draw:text-box>
            <text:p>实时、计时装置：当计数到达目标数值时，输出1。</text:p>
            <text:p>更新定时值，计数清零，内部状态置高，输出变为0。</text:p>
            <text:p>内部置位时，从输出向时钟输入依次进行。</text:p>
          </draw:text-box>
        </draw:frame>
        <draw:custom-shape draw:style-name="gr58" draw:text-style-name="P2" draw:layer="layout" svg:width="6cm" svg:height="2.8cm" svg:x="1.3cm" svg:y="14cm">
          <text:p text:style-name="P2">判决</text:p>
          <text:p text:style-name="P2">达到高度。</text:p>
          <text:p text:style-name="P2">高度范围。</text:p>
          <text:p text:style-name="P2">在限定时间内，</text:p>
          <text:p text:style-name="P2">达到限定高度范围。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8" draw:text-style-name="P2" draw:layer="layout" svg:width="6cm" svg:height="2.8cm" svg:x="1cm" svg:y="17.7cm">
          <text:p text:style-name="P2">调整</text:p>
          <text:p text:style-name="P2">1、判决结果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standard" draw:layer="layout" svg:width="16.83cm" svg:height="6.593cm" svg:x="7.999cm" svg:y="13.97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row table:style-name="ro9" table:default-cell-style-name="ce1">
              <table:table-cell>
                <text:p><text:span text:style-name="T2">条件</text:span></text:p>
              </table:table-cell>
              <table:table-cell>
                <text:p><text:span text:style-name="T2">结果</text:span></text:p>
              </table:table-cell>
              <table:table-cell>
                <text:p><text:span text:style-name="T2">调整</text:span></text:p>
              </table:table-cell>
            </table:table-row>
            <table:table-row table:style-name="ro9" table:default-cell-style-name="ce1">
              <table:table-cell>
                <text:p><text:span text:style-name="T2">状态未到</text:span></text:p>
              </table:table-cell>
              <table:table-cell>
                <text:p><text:span text:style-name="T2">未达到指定高度</text:span></text:p>
              </table:table-cell>
              <table:table-cell>
                <text:p><text:span text:style-name="T2">增加动力</text:span></text:p>
              </table:table-cell>
            </table:table-row>
            <table:table-row table:style-name="ro9" table:default-cell-style-name="ce1">
              <table:table-cell>
                <text:p><text:span text:style-name="T2">状态达到</text:span></text:p>
              </table:table-cell>
              <table:table-cell>
                <text:p><text:span text:style-name="T2">达到高度</text:span></text:p>
              </table:table-cell>
              <table:table-cell/>
            </table:table-row>
            <table:table-row table:style-name="ro9" table:default-cell-style-name="ce1">
              <table:table-cell>
                <text:p><text:span text:style-name="T2">超出范围</text:span></text:p>
              </table:table-cell>
              <table:table-cell>
                <text:p><text:span text:style-name="T2">超出范围</text:span></text:p>
              </table:table-cell>
              <table:table-cell>
                <text:p><text:span text:style-name="T2">减小到达处的动力；</text:span></text:p>
                <text:p><text:span text:style-name="T2">增加动作序列；</text:span></text:p>
              </table:table-cell>
            </table:table-row>
            <table:table-row table:style-name="ro10" table:default-cell-style-name="ce1">
              <table:table-cell>
                <text:p><text:span text:style-name="T2">达到最高点</text:span></text:p>
              </table:table-cell>
              <table:table-cell>
                <text:p><text:span text:style-name="T2">达到最高点</text:span></text:p>
              </table:table-cell>
              <table:table-cell/>
            </table:table-row>
            <table:table-row table:style-name="ro11" table:default-cell-style-name="ce1">
              <table:table-cell>
                <text:p><text:span text:style-name="T2">外部禁止</text:span></text:p>
              </table:table-cell>
              <table:table-cell>
                <text:p><text:span text:style-name="T2">当前动作禁止</text:span></text:p>
              </table:table-cell>
              <table:table-cell>
                <text:p><text:span text:style-name="T2">禁止当前调整方法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59" draw:text-style-name="P2" draw:layer="layout" svg:width="4cm" svg:height="2cm" svg:x="1cm" svg:y="1cm">
          <text:p text:style-name="P2">动作控制</text:p>
          <text:p text:style-name="P2">只有一个序列。</text:p>
          <text:p text:style-name="P2">多个序列选择。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0" draw:text-style-name="P2" draw:layer="layout" svg:width="2.25cm" svg:height="1.1cm" draw:transform="rotate (1.5707963267949) translate (20cm 5.4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3" draw:text-style-name="P2" draw:layer="layout" svg:x1="6.7cm" svg:y1="2.7cm" svg:x2="9cm" svg:y2="2.7cm">
          <text:p/>
        </draw:line>
        <draw:frame draw:style-name="gr38" draw:layer="layout" svg:width="2.483cm" svg:height="0.814cm" svg:x="6cm" svg:y="1.4cm">
          <draw:text-box>
            <text:p>输入命令</text:p>
          </draw:text-box>
        </draw:frame>
        <draw:line draw:style-name="gr3" draw:text-style-name="P2" draw:layer="layout" svg:x1="6.7cm" svg:y1="2.2cm" svg:x2="9cm" svg:y2="2.2cm">
          <text:p/>
        </draw:line>
        <draw:frame draw:style-name="gr38" draw:layer="layout" svg:width="2.483cm" svg:height="0.814cm" svg:x="11.034cm" svg:y="6.09cm">
          <draw:text-box>
            <text:p>内部命令</text:p>
          </draw:text-box>
        </draw:frame>
        <draw:custom-shape draw:style-name="gr61" draw:text-style-name="P2" draw:layer="layout" svg:width="1.9cm" svg:height="1.4cm" svg:x="9cm" svg:y="1.8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62" draw:text-style-name="P2" draw:layer="layout" svg:width="1.6cm" svg:height="1.6cm" svg:x="6.2cm" svg:y="2.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2" draw:layer="layout" svg:x1="6.5cm" svg:y1="6.1cm" svg:x2="6.5cm" svg:y2="3.8cm">
          <text:p/>
        </draw:line>
        <draw:frame draw:style-name="gr63" draw:layer="layout" svg:width="1.493cm" svg:height="0.814cm" svg:x="5cm" svg:y="5.09cm">
          <draw:text-box>
            <text:p>调整</text:p>
          </draw:text-box>
        </draw:frame>
      </draw:page>
      <draw:page draw:name="page6" draw:style-name="dp1" draw:master-page-name="默认">
        <draw:custom-shape draw:style-name="gr64" draw:text-style-name="P7" xml:id="id45" draw:id="id45" draw:layer="layout" svg:width="2.3cm" svg:height="1.6cm" svg:x="3.698cm" svg:y="6.1cm">
          <text:p text:style-name="P2"><text:span text:style-name="T2">动作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7" xml:id="id46" draw:id="id46" draw:layer="layout" svg:width="2.3cm" svg:height="1.6cm" svg:x="7.798cm" svg:y="9.6cm">
          <text:p text:style-name="P2"><text:span text:style-name="T2">状态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7" xml:id="id52" draw:id="id52" draw:layer="layout" svg:width="2.7cm" svg:height="0.9cm" svg:x="8.4cm" svg:y="-1.1cm">
          <text:p text:style-name="P2"><text:span text:style-name="T2">当前动作状态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7" xml:id="id47" draw:id="id47" draw:layer="layout" svg:width="2.6cm" svg:height="1cm" svg:x="10cm" svg:y="6.9cm">
          <text:p text:style-name="P2"><text:span text:style-name="T2">生成动作序列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8" draw:layer="layout" svg:x1="7.7cm" svg:y1="2.75cm" svg:x2="4.848cm" svg:y2="6.1cm" draw:start-shape="id44" draw:start-glue-point="3" draw:end-shape="id45" draw:end-glue-point="4" svg:d="M7700 2750h-2852v3350" svg:viewBox="0 0 2853 3351">
          <text:p/>
        </draw:connector>
        <draw:connector draw:style-name="gr3" draw:text-style-name="P8" draw:layer="layout" svg:x1="4.848cm" svg:y1="7.7cm" svg:x2="7.798cm" svg:y2="10.4cm" draw:start-shape="id45" draw:start-glue-point="6" draw:end-shape="id46" draw:end-glue-point="5" svg:d="M4848 7700v2700h2950" svg:viewBox="0 0 2951 2701">
          <text:p/>
        </draw:connector>
        <draw:custom-shape draw:style-name="gr67" draw:text-style-name="P7" draw:layer="layout" svg:width="2cm" svg:height="2.9cm" svg:x="1cm" svg:y="11.4cm">
          <text:p text:style-name="P2"><text:span text:style-name="T2">新序列：</text:span></text:p>
          <text:p text:style-name="P2"><text:span text:style-name="T2">初始状态</text:span></text:p>
          <text:p text:style-name="P2"><text:span text:style-name="T2">触发条件</text:span></text:p>
          <text:p text:style-name="P2"><text:span text:style-name="T2">a</text:span><text:span text:style-name="T2">当前动作</text:span></text:p>
          <text:p text:style-name="P2"><text:span text:style-name="T2">t</text:span><text:span text:style-name="T2">动作时间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2" draw:layer="layout" svg:x1="7.7cm" svg:y1="2.75cm" svg:x2="10cm" svg:y2="7.4cm" draw:start-shape="id44" draw:start-glue-point="3" draw:end-shape="id47" svg:d="M7700 2750h-501v4650h2801" svg:viewBox="0 0 2802 4651">
          <text:p/>
        </draw:connector>
        <draw:connector draw:style-name="gr3" draw:text-style-name="P2" draw:layer="layout" svg:x1="10.098cm" svg:y1="10.4cm" svg:x2="13.098cm" svg:y2="10.4cm" draw:start-shape="id46" draw:start-glue-point="7" draw:end-shape="id48" svg:d="M10098 10400h3000" svg:viewBox="0 0 3001 1">
          <text:p/>
        </draw:connector>
        <draw:connector draw:style-name="gr3" draw:text-style-name="P8" draw:layer="layout" svg:x1="10cm" svg:y1="7.4cm" svg:x2="10.1cm" svg:y2="6.15cm" draw:start-shape="id47" draw:end-shape="id49" svg:d="M10000 7400h-501v-1250h601" svg:viewBox="0 0 602 1251">
          <text:p/>
        </draw:connector>
        <draw:custom-shape draw:style-name="gr68" draw:text-style-name="P9" draw:layer="layout" svg:width="1.7cm" svg:height="0.5cm" svg:x="6.2cm" svg:y="1.4cm">
          <text:p text:style-name="P2"><text:span text:style-name="T8">调整动作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7" draw:layer="layout" svg:width="2cm" svg:height="2.3cm" svg:x="3cm" svg:y="12cm">
          <text:p text:style-name="P2"><text:span text:style-name="T2">调整动作：</text:span></text:p>
          <text:p text:style-name="P2"><text:span text:style-name="T2">将动作序列</text:span></text:p>
          <text:p text:style-name="P2"><text:span text:style-name="T2">换成新的。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4" draw:text-style-name="P7" xml:id="id48" draw:id="id48" draw:layer="layout" svg:width="2.3cm" svg:height="1.6cm" svg:x="13.098cm" svg:y="9.6cm">
          <text:p text:style-name="P2"><text:span text:style-name="T2">状态动作序列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8" draw:layer="layout" draw:line-skew="0cm 1.749cm" svg:x1="7.7cm" svg:y1="2.75cm" svg:x2="14.248cm" svg:y2="9.6cm" draw:start-shape="id44" draw:start-glue-point="3" draw:end-shape="id48" draw:end-glue-point="4" svg:d="M7700 2750h-501v5300h7049v1550" svg:viewBox="0 0 7050 6851">
          <text:p/>
        </draw:connector>
        <draw:connector draw:style-name="gr3" draw:text-style-name="P2" draw:layer="layout" svg:x1="15.398cm" svg:y1="10.4cm" svg:x2="15.7cm" svg:y2="5.15cm" draw:start-shape="id48" draw:start-glue-point="7" draw:end-shape="id50" draw:end-glue-point="1" svg:d="M15398 10400h804v-5250h-502" svg:viewBox="0 0 805 5251">
          <text:p/>
        </draw:connector>
        <draw:custom-shape draw:style-name="gr68" draw:text-style-name="P9" xml:id="id50" draw:id="id50" draw:layer="layout" svg:width="1.7cm" svg:height="0.5cm" svg:x="14cm" svg:y="4.9cm">
          <text:p text:style-name="P2"><text:span text:style-name="T8">调整参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9" xml:id="id49" draw:id="id49" draw:layer="layout" svg:width="2.2cm" svg:height="0.5cm" svg:x="10.1cm" svg:y="5.9cm">
          <text:p text:style-name="P2"><text:span text:style-name="T8">动作反射序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xml:id="id44" draw:id="id44" draw:layer="layout" svg:width="1.7cm" svg:height="0.5cm" svg:x="7.7cm" svg:y="2.5cm">
          <text:p text:style-name="P2"><text:span text:style-name="T8">动作序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7" draw:layer="layout" svg:width="2.3cm" svg:height="1.6cm" svg:x="13.2cm" svg:y="11.5cm">
          <text:p text:style-name="P2"><text:span text:style-name="T2">状态动作函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1" draw:text-style-name="P10" draw:layer="layout" svg:width="11.183cm" svg:height="1.207cm" svg:x="1cm" svg:y="16cm">
          <draw:text-box>
            <text:p><text:span text:style-name="T2">动作类型分为本能和学习</text:span></text:p>
            <text:p><text:span text:style-name="T2">本能是基本的条件反射，学习是将反射精确或生成新的动作序列。</text:span></text:p>
          </draw:text-box>
        </draw:frame>
        <draw:custom-shape draw:style-name="gr72" draw:text-style-name="P9" xml:id="id55" draw:id="id55" draw:layer="layout" svg:width="2.4cm" svg:height="0.5cm" svg:x="12.3cm" svg:y="1.5cm">
          <text:p text:style-name="P2"><text:span text:style-name="T8">基本动作序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10" draw:layer="layout" svg:width="12.656cm" svg:height="3.119cm" svg:x="0.917cm" svg:y="17.4cm">
          <draw:text-box>
            <text:p><text:span text:style-name="T2">托盘工作过程：</text:span></text:p>
            <text:p><text:span text:style-name="T2">初始化：得到基本的信息，托盘的重量</text:span></text:p>
            <text:p><text:span text:style-name="T2">放物体：将托盘放在最底端，放上物体</text:span></text:p>
            <text:p><text:span text:style-name="T2">感受物体：上下移动托盘，感受物体重量</text:span></text:p>
            <text:p><text:span text:style-name="T2">扔起：将物体扔到一定的高度，</text:span></text:p>
            <text:p><text:span text:style-name="T2">接住，然后停在最底端或是指定的高度。</text:span></text:p>
          </draw:text-box>
        </draw:frame>
        <draw:custom-shape draw:style-name="gr74" draw:text-style-name="P2" xml:id="id53" draw:id="id53" draw:layer="layout" svg:width="2.7cm" svg:height="0.7cm" draw:transform="rotate (-1.5707963267949) translate (10.1cm 1.4cm)">
          <draw:glue-point draw:id="8" svg:x="5cm" svg:y="2.407cm"/>
          <draw:glue-point draw:id="9" svg:x="5cm" svg:y="-2.40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5" draw:text-style-name="P9" xml:id="id51" draw:id="id51" draw:layer="layout" svg:width="2.6cm" svg:height="0.5cm" svg:x="10.1cm" svg:y="4.9cm">
          <text:p text:style-name="P2"><text:span text:style-name="T8">调整后的动作序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1" draw:layer="layout" svg:x1="12.3cm" svg:y1="6.15cm" svg:x2="14.85cm" svg:y2="5.4cm" draw:start-shape="id49" draw:start-glue-point="1" draw:end-shape="id50" draw:end-glue-point="2" svg:d="M12300 6150h2550v-750" svg:viewBox="0 0 2551 751">
          <text:p/>
        </draw:connector>
        <draw:connector draw:style-name="gr3" draw:text-style-name="P11" draw:layer="layout" svg:x1="14cm" svg:y1="5.15cm" svg:x2="12.7cm" svg:y2="5.15cm" draw:start-shape="id50" draw:start-glue-point="3" draw:end-shape="id51" draw:end-glue-point="1" svg:d="M14000 5150h-1300" svg:viewBox="0 0 1301 1">
          <text:p/>
        </draw:connector>
        <draw:custom-shape draw:style-name="gr76" draw:text-style-name="P12" xml:id="id54" draw:id="id54" draw:layer="layout" svg:width="2.5cm" svg:height="1.3cm" svg:x="12.5cm" svg:y="2.6cm">
          <text:p text:style-name="P11"><text:span text:style-name="T2">序列存储器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7" draw:text-style-name="P7" draw:layer="layout" svg:width="5.1cm" svg:height="2.3cm" svg:x="16.9cm" svg:y="3.5cm">
          <text:p text:style-name="P2"><text:span text:style-name="T2">内存变量：</text:span></text:p>
          <text:p text:style-name="P2"><text:span text:style-name="T2">当</text:span><text:span text:style-name="T2">icou&gt;iup</text:span><text:span text:style-name="T2">，托盘向上运动</text:span></text:p>
          <text:p text:style-name="P2"><text:span text:style-name="T2">当</text:span><text:span text:style-name="T2">icou&lt;idown</text:span><text:span text:style-name="T2">，托盘向下运动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8" draw:text-style-name="P12" draw:layer="layout" svg:width="3.6cm" svg:height="2.2cm" svg:x="0.4cm" svg:y="0.6cm">
          <text:p text:style-name="P11"><text:span text:style-name="T2">reset</text:span></text:p>
          <text:p text:style-name="P11"><text:span text:style-name="T2">tray_tar</text:span></text:p>
          <text:p text:style-name="P11"><text:span text:style-name="T2">action_typ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9" draw:text-style-name="P7" draw:layer="layout" svg:width="3.2cm" svg:height="2.4cm" svg:x="5.2cm" svg:y="12cm">
          <text:p text:style-name="P2"><text:span text:style-name="T2">基本动作序列：</text:span></text:p>
          <text:p text:style-name="P2"><text:span text:style-name="T2">算法，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80" draw:text-style-name="P10" draw:layer="layout" svg:width="4.505cm" svg:height="4.075cm" svg:x="7.6cm" svg:y="21.3cm">
          <draw:text-box>
            <text:p><text:span text:style-name="T2">扔起调整：</text:span></text:p>
            <text:p><text:span text:style-name="T2">（可调整变量列表：</text:span></text:p>
            <text:p><text:span text:style-name="T2">基序【增力速，力时】</text:span></text:p>
            <text:p><text:span text:style-name="T2">基法</text:span><text:span text:style-name="T2">{</text:span><text:span text:style-name="T2">托盘停止位置</text:span><text:span text:style-name="T2">}</text:span><text:span text:style-name="T2">）</text:span></text:p>
            <text:p><text:span text:style-name="T2">基法</text:span><text:span text:style-name="T2">{</text:span></text:p>
            <text:p><text:span text:style-name="T2">未达到，增加变量；</text:span></text:p>
            <text:p><text:span text:style-name="T2"><text:s text:c="2"/></text:span><text:span text:style-name="T2">达到，保持；</text:span></text:p>
            <text:p><text:span text:style-name="T2"><text:s text:c="2"/></text:span><text:span text:style-name="T2">超过，减小变量。</text:span><text:span text:style-name="T2">}</text:span></text:p>
          </draw:text-box>
        </draw:frame>
        <draw:frame draw:style-name="gr81" draw:text-style-name="P10" draw:layer="layout" svg:width="6.639cm" svg:height="2.163cm" svg:x="1.073cm" svg:y="21.2cm">
          <draw:text-box>
            <text:p><text:span text:style-name="T2">扔起：预设一个序列，然后执行。</text:span></text:p>
            <text:p><text:span text:style-name="T2">（动作，停止条件）</text:span></text:p>
            <text:p><text:span text:style-name="T2">基法</text:span><text:span text:style-name="T2">{</text:span><text:span text:style-name="T2">基序【平增力，时间</text:span><text:span text:style-name="T2">t</text:span><text:span text:style-name="T2">，保持】</text:span></text:p>
            <text:p><text:span text:style-name="T2"><text:s text:c="2"/></text:span><text:span text:style-name="T2">托盘到达位置</text:span><text:span text:style-name="T2">x</text:span><text:span text:style-name="T2">后，停止用力。</text:span><text:span text:style-name="T2">}</text:span></text:p>
          </draw:text-box>
        </draw:frame>
        <draw:frame draw:style-name="gr82" draw:text-style-name="P10" draw:layer="layout" svg:width="0.87cm" svg:height="0.729cm" svg:x="18.73cm" svg:y="16.9cm">
          <draw:text-box>
            <text:p><text:span text:style-name="T2">扔</text:span></text:p>
          </draw:text-box>
        </draw:frame>
        <draw:connector draw:style-name="gr3" draw:text-style-name="P2" draw:layer="layout" svg:x1="9.75cm" svg:y1="-0.2cm" svg:x2="9.75cm" svg:y2="1.67cm" draw:start-shape="id52" draw:start-glue-point="6" draw:end-shape="id53" draw:end-glue-point="5" svg:d="M9750-200v1870" svg:viewBox="0 0 1 1871">
          <text:p/>
        </draw:connector>
        <draw:custom-shape draw:style-name="gr83" draw:text-style-name="P12" draw:layer="layout" svg:width="3.6cm" svg:height="2.4cm" svg:x="16.9cm" svg:y="0.9cm">
          <text:p text:style-name="P11"><text:span text:style-name="T2">内存：</text:span></text:p>
          <text:p text:style-name="P11"><text:span text:style-name="T2">iup,idown</text:span></text:p>
          <text:p text:style-name="P11"><text:span text:style-name="T2">iup_obj,idown_obj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2" draw:layer="layout" svg:x1="13.75cm" svg:y1="3.9cm" svg:x2="10.1cm" svg:y2="3.399cm" draw:start-shape="id54" draw:start-glue-point="7" draw:end-shape="id53" draw:end-glue-point="8" svg:d="M13750 3900v502h-2450v-1003h-1200" svg:viewBox="0 0 3651 1004">
          <text:p/>
        </draw:connector>
        <draw:connector draw:style-name="gr3" draw:text-style-name="P2" draw:layer="layout" svg:x1="12.3cm" svg:y1="1.75cm" svg:x2="10.1cm" svg:y2="2.101cm" draw:start-shape="id55" draw:start-glue-point="3" draw:end-shape="id53" draw:end-glue-point="9" svg:d="M12300 1750h-1100v351h-1100" svg:viewBox="0 0 2201 352">
          <text:p/>
        </draw:connector>
      </draw:page>
      <draw:page draw:name="page7" draw:style-name="dp1" draw:master-page-name="默认">
        <draw:custom-shape draw:style-name="gr68" draw:text-style-name="P9" draw:layer="layout" svg:width="1.7cm" svg:height="0.5cm" svg:x="6.1cm" svg:y="2.4cm">
          <text:p text:style-name="P2"><text:span text:style-name="T8">空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" draw:layer="layout" svg:width="1.4cm" svg:height="0.7cm" svg:x="6.2cm" svg:y="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12" draw:layer="layout" svg:width="3.6cm" svg:height="2.2cm" svg:x="1cm" svg:y="1cm">
          <text:p text:style-name="P11"><text:span text:style-name="T2">command</text:span></text:p>
          <text:p text:style-name="P11"><text:span text:style-name="T2">tray_statio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5" draw:text-style-name="P7" draw:layer="layout" svg:width="2.1cm" svg:height="0.7cm" svg:x="5.9cm" svg:y="1cm">
          <text:p text:style-name="P2"><text:span text:style-name="T2">command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8" draw:text-style-name="P9" draw:layer="layout" svg:width="1.7cm" svg:height="0.5cm" svg:x="4.7cm" svg:y="3.6cm">
          <text:p text:style-name="P2"><text:span text:style-name="T8">测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xml:id="id63" draw:id="id63" draw:layer="layout" svg:width="1.7cm" svg:height="0.5cm" svg:x="7.2cm" svg:y="3.6cm">
          <text:p text:style-name="P2"><text:span text:style-name="T8">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draw:layer="layout" svg:width="1.7cm" svg:height="0.5cm" svg:x="8.7cm" svg:y="2.4cm">
          <text:p text:style-name="P2"><text:span text:style-name="T8">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2" draw:layer="layout" svg:x1="7.8cm" svg:y1="2.6cm" svg:x2="8.7cm" svg:y2="2.6cm">
          <text:p/>
        </draw:line>
        <draw:line draw:style-name="gr86" draw:text-style-name="P2" draw:layer="layout" svg:x1="5.3cm" svg:y1="3.6cm" svg:x2="6.4cm" svg:y2="2.9cm">
          <text:p/>
        </draw:line>
        <draw:line draw:style-name="gr86" draw:text-style-name="P2" draw:layer="layout" svg:x1="7.3cm" svg:y1="2.9cm" svg:x2="8cm" svg:y2="3.6cm">
          <text:p/>
        </draw:line>
        <draw:custom-shape draw:style-name="gr87" draw:text-style-name="P8" xml:id="id56" draw:id="id56" draw:layer="layout" svg:width="2cm" svg:height="2.3cm" svg:x="4.3cm" svg:y="5.7cm">
          <text:p text:style-name="P2"><text:span text:style-name="T8">【动作】</text:span></text:p>
          <text:p text:style-name="P2"><text:span text:style-name="T8">执行动作序列</text:span></text:p>
          <text:p text:style-name="P2"><text:span text:style-name="T8">通知结果检测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8" draw:text-style-name="P8" xml:id="id57" draw:id="id57" draw:layer="layout" svg:width="3.2cm" svg:height="2.3cm" svg:x="8cm" svg:y="5.7cm">
          <text:p text:style-name="P2"><text:span text:style-name="T8">【检测】</text:span></text:p>
          <text:p text:style-name="P2"><text:span text:style-name="T8">在一定时间内</text:span></text:p>
          <text:p text:style-name="P2"><text:span text:style-name="T8">物体是否到达目标高度</text:span></text:p>
          <text:p text:style-name="P2"><text:span text:style-name="T8">或，物体到达最高高度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2" draw:layer="layout" svg:x1="6.3cm" svg:y1="6.85cm" svg:x2="8cm" svg:y2="6.85cm" draw:start-shape="id56" draw:start-glue-point="1" draw:end-shape="id57" draw:end-glue-point="3" svg:d="M6300 6850h1700" svg:viewBox="0 0 1701 1">
          <text:p/>
        </draw:connector>
        <draw:custom-shape draw:style-name="gr88" draw:text-style-name="P8" xml:id="id58" draw:id="id58" draw:layer="layout" svg:width="3.2cm" svg:height="2.3cm" svg:x="12.4cm" svg:y="5.7cm">
          <text:p text:style-name="P2"><text:span text:style-name="T8">【调整动作映射】</text:span></text:p>
          <text:p text:style-name="P2"><text:span text:style-name="T8"/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2" draw:layer="layout" svg:x1="11.2cm" svg:y1="6.85cm" svg:x2="12.4cm" svg:y2="6.85cm" draw:start-shape="id57" draw:start-glue-point="1" draw:end-shape="id58" draw:end-glue-point="3" svg:d="M11200 6850h1200" svg:viewBox="0 0 1201 1">
          <text:p/>
        </draw:connector>
        <draw:custom-shape draw:style-name="gr88" draw:text-style-name="P8" xml:id="id61" draw:id="id61" draw:layer="layout" svg:width="3.2cm" svg:height="2.3cm" svg:x="16.8cm" svg:y="5.7cm">
          <text:p text:style-name="P2"><text:span text:style-name="T8">【调整调整基法】</text:span></text:p>
          <text:p text:style-name="P2"><text:span text:style-name="T8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9" draw:text-style-name="P8" xml:id="id59" draw:id="id59" draw:layer="layout" svg:width="3.2cm" svg:height="1cm" svg:x="8cm" svg:y="9cm">
          <text:p text:style-name="P2"><text:span text:style-name="T8">【动作映射】</text:span></text:p>
          <text:p text:style-name="P2"><text:span text:style-name="T8">{</text:span><text:span text:style-name="T8">动作，时间</text:span><text:span text:style-name="T8">}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2" draw:layer="layout" svg:x1="8cm" svg:y1="9.5cm" svg:x2="5.3cm" svg:y2="8cm" draw:start-shape="id59" draw:start-glue-point="3" draw:end-shape="id56" draw:end-glue-point="2" svg:d="M8000 9500h-2700v-1500" svg:viewBox="0 0 2701 1501">
          <text:p/>
        </draw:connector>
        <draw:connector draw:style-name="gr3" draw:text-style-name="P2" draw:layer="layout" svg:x1="14cm" svg:y1="8cm" svg:x2="11.2cm" svg:y2="9.5cm" draw:start-shape="id58" draw:start-glue-point="2" draw:end-shape="id59" draw:end-glue-point="1" svg:d="M14000 8000v1500h-2800" svg:viewBox="0 0 2801 1501">
          <text:p/>
        </draw:connector>
        <draw:custom-shape draw:style-name="gr88" draw:text-style-name="P8" xml:id="id60" draw:id="id60" draw:layer="layout" svg:width="3.2cm" svg:height="2.3cm" svg:x="12.4cm" svg:y="2.3cm">
          <text:p text:style-name="P2"><text:span text:style-name="T8">【记录】</text:span></text:p>
          <text:p text:style-name="P2"><text:span text:style-name="T8">记录多次调整动作映射</text:span></text:p>
          <text:p text:style-name="P2"><text:span text:style-name="T8">的结果和调整方法</text:span></text:p>
          <text:p text:style-name="P2"><text:span text:style-name="T8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2" draw:layer="layout" svg:x1="9.6cm" svg:y1="5.7cm" svg:x2="12.4cm" svg:y2="3.45cm" draw:start-shape="id57" draw:start-glue-point="0" draw:end-shape="id60" draw:end-glue-point="3" svg:d="M9600 5700v-2250h2800" svg:viewBox="0 0 2801 2251">
          <text:p/>
        </draw:connector>
        <draw:connector draw:style-name="gr3" draw:text-style-name="P2" draw:layer="layout" svg:x1="14cm" svg:y1="2.3cm" svg:x2="18.4cm" svg:y2="5.7cm" draw:start-shape="id60" draw:start-glue-point="0" draw:end-shape="id61" draw:end-glue-point="0" svg:d="M14000 2300v-501h4400v3901" svg:viewBox="0 0 4401 3902">
          <text:p/>
        </draw:connector>
        <draw:connector draw:style-name="gr3" draw:text-style-name="P2" draw:layer="layout" svg:x1="14cm" svg:y1="5.7cm" svg:x2="14cm" svg:y2="4.6cm" draw:start-shape="id58" draw:start-glue-point="0" draw:end-shape="id60" draw:end-glue-point="2" svg:d="M14000 5700v-1100" svg:viewBox="0 0 1 1101">
          <text:p/>
        </draw:connector>
        <draw:connector draw:style-name="gr3" draw:text-style-name="P2" draw:layer="layout" svg:x1="16.8cm" svg:y1="6.85cm" svg:x2="15.6cm" svg:y2="6.85cm" draw:start-shape="id61" draw:start-glue-point="3" draw:end-shape="id58" draw:end-glue-point="1" svg:d="M16800 6850h-1200" svg:viewBox="0 0 1201 1">
          <text:p/>
        </draw:connector>
        <draw:custom-shape draw:style-name="gr90" draw:text-style-name="P8" xml:id="id62" draw:id="id62" draw:layer="layout" svg:width="2.2cm" svg:height="1cm" svg:x="0.8cm" svg:y="6.4cm">
          <text:p text:style-name="P2"><text:span text:style-name="T8">【动作请求】</text:span></text:p>
          <text:p text:style-name="P2"><text:span text:style-name="T8">空闲，发出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2" draw:layer="layout" draw:line-skew="0.198cm" svg:x1="1.9cm" svg:y1="7.4cm" svg:x2="9.6cm" svg:y2="10cm" draw:start-shape="id62" draw:start-glue-point="2" draw:end-shape="id59" draw:end-glue-point="2" svg:d="M1900 7400v3300h7700v-700" svg:viewBox="0 0 7701 3301">
          <text:p/>
        </draw:connector>
        <draw:connector draw:style-name="gr3" draw:text-style-name="P2" draw:layer="layout" svg:x1="8.05cm" svg:y1="4.1cm" svg:x2="1.9cm" svg:y2="6.4cm" draw:start-shape="id63" draw:start-glue-point="2" draw:end-shape="id62" draw:end-glue-point="0" svg:d="M8050 4100v1151h-6150v1149" svg:viewBox="0 0 6151 2301">
          <text:p/>
        </draw:connector>
      </draw:page>
      <draw:page draw:name="page8" draw:style-name="dp1" draw:master-page-name="默认">
        <draw:custom-shape draw:style-name="gr91" draw:text-style-name="P9" xml:id="id64" draw:id="id64" draw:layer="layout" svg:width="2cm" svg:height="0.5cm" svg:x="6cm" svg:y="3.5cm">
          <text:p text:style-name="P2"><text:span text:style-name="T8">core: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7" draw:layer="layout" svg:width="2cm" svg:height="0.7cm" svg:x="6cm" svg:y="1.3cm">
          <text:p text:style-name="P2"><text:span text:style-name="T2">command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1" draw:text-style-name="P9" xml:id="id65" draw:id="id65" draw:layer="layout" svg:width="2cm" svg:height="0.5cm" svg:x="6cm" svg:y="2.5cm">
          <text:p text:style-name="P2"><text:span text:style-name="T8">rcomm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7" draw:layer="layout" svg:x1="8cm" svg:y1="3.75cm" svg:x2="8cm" svg:y2="2.75cm" draw:start-shape="id64" draw:start-glue-point="1" draw:end-shape="id65" draw:end-glue-point="1" svg:d="M8000 3750h502v-1000h-502" svg:viewBox="0 0 503 1001">
          <text:p/>
        </draw:connector>
        <draw:frame draw:style-name="gr93" draw:layer="layout" svg:width="3.127cm" svg:height="0.666cm" svg:x="8.5cm" svg:y="3.1cm">
          <draw:text-box>
            <text:p text:style-name="P2"><text:span text:style-name="T2">clear_command</text:span></text:p>
          </draw:text-box>
        </draw:frame>
        <draw:custom-shape draw:style-name="gr94" draw:text-style-name="P13" draw:layer="layout" svg:width="0.6cm" svg:height="0.5cm" svg:x="6.6cm" svg:y="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4" draw:text-style-name="P13" draw:layer="layout" svg:width="0.6cm" svg:height="0.5cm" svg:x="6.6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5" draw:text-style-name="P14" draw:layer="layout" svg:width="7.6cm" svg:height="3cm" svg:x="0.9cm" svg:y="8cm">
          <text:p text:style-name="P11"><text:span text:style-name="T8">测重（条件：动作）</text:span></text:p>
          <text:p text:style-name="P11"><text:span text:style-name="T8">0</text:span><text:span text:style-name="T8">：加力，计时。托盘移动：恒力，计停，存时</text:span></text:p>
          <text:p text:style-name="P11"><text:span text:style-name="T8">1</text:span><text:span text:style-name="T8">：计复</text:span></text:p>
          <text:p text:style-name="P11"><text:span text:style-name="T8">2</text:span><text:span text:style-name="T8">：计时。到时：计置，计停</text:span></text:p>
          <text:p text:style-name="P11"><text:span text:style-name="T8">3</text:span><text:span text:style-name="T8">：计时，减力。托盘停止：计停，存时，</text:span></text:p>
          <text:p text:style-name="P11"><text:span text:style-name="T8">4</text:span><text:span text:style-name="T8">：托盘向下移动：计停，存时，无力，停止信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draw:layer="layout" svg:width="1.7cm" svg:height="0.5cm" svg:x="7.4cm" svg:y="6.5cm">
          <text:p text:style-name="P2"><text:span text:style-name="T8">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draw:layer="layout" svg:width="1.7cm" svg:height="0.5cm" svg:x="7.4cm" svg:y="4.5cm">
          <text:p text:style-name="P2"><text:span text:style-name="T8">空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draw:layer="layout" svg:width="1.7cm" svg:height="0.5cm" svg:x="13.5cm" svg:y="4.4cm">
          <text:p text:style-name="P2"><text:span text:style-name="T8">运动控制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xml:id="id66" draw:id="id66" draw:layer="layout" svg:width="1.7cm" svg:height="0.5cm" svg:x="9.6cm" svg:y="5.5cm">
          <text:p text:style-name="P2"><text:span text:style-name="T8">测重程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10.45cm" svg:y1="6cm" svg:x2="11.976cm" svg:y2="7.803cm" draw:start-shape="id66" draw:start-glue-point="2" draw:end-shape="id67" draw:end-glue-point="9" svg:d="M10450 6000v901h1526v902" svg:viewBox="0 0 1527 1804">
          <text:p/>
        </draw:connector>
        <draw:g xml:id="id68" draw:id="id68">
          <draw:glue-point draw:id="4" svg:x="-4.375cm" svg:y="-2.368cm"/>
          <draw:glue-point draw:id="5" svg:x="-4.375cm" svg:y="-0.263cm"/>
          <draw:glue-point draw:id="6" svg:x="3.986cm" svg:y="-2.586cm"/>
          <draw:glue-point draw:id="7" svg:x="3.738cm" svg:y="-2.368cm" draw:escape-direction="right"/>
          <draw:custom-shape draw:style-name="gr96" draw:text-style-name="P9" draw:layer="layout" svg:width="2.597cm" svg:height="1.9cm" svg:x="11.499cm" svg:y="9.6cm">
            <draw:glue-point draw:id="4" svg:x="-4.994cm" svg:y="1.842cm"/>
            <text:p text:style-name="P2"><text:span text:style-name="T8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7" draw:text-style-name="P2" draw:layer="layout" svg:width="1.468cm" svg:height="0.615cm" svg:x="11.317cm" svg:y="9.842cm">
            <draw:text-box>
              <text:p text:style-name="P2"><text:span text:style-name="T8">》计始</text:span></text:p>
            </draw:text-box>
          </draw:frame>
          <draw:frame draw:style-name="gr97" draw:text-style-name="P2" draw:layer="layout" svg:width="1.468cm" svg:height="0.615cm" svg:x="11.3cm" svg:y="10.221cm">
            <draw:text-box>
              <text:p text:style-name="P2"><text:span text:style-name="T8">》计置</text:span></text:p>
            </draw:text-box>
          </draw:frame>
          <draw:frame draw:style-name="gr98" draw:text-style-name="P15" draw:layer="layout" svg:width="0.878cm" svg:height="1.306cm" svg:x="12.411cm" svg:y="9.894cm">
            <draw:text-box>
              <text:p text:style-name="P15"><text:span text:style-name="T9">计</text:span><text:span text:style-name="T8">数器</text:span></text:p>
            </draw:text-box>
          </draw:frame>
          <draw:frame draw:style-name="gr99" draw:text-style-name="P2" draw:layer="layout" svg:width="1.513cm" svg:height="0.615cm" svg:x="12.987cm" svg:y="9.918cm">
            <draw:text-box>
              <text:p text:style-name="P2"><text:span text:style-name="T8">计值》</text:span></text:p>
            </draw:text-box>
          </draw:frame>
          <draw:frame draw:style-name="gr97" draw:text-style-name="P2" draw:layer="layout" svg:width="1.468cm" svg:height="0.615cm" svg:x="11.3cm" svg:y="10.6cm">
            <draw:text-box>
              <text:p text:style-name="P2"><text:span text:style-name="T8">》计复</text:span></text:p>
            </draw:text-box>
          </draw:frame>
        </draw:g>
        <draw:frame draw:style-name="gr63" draw:layer="layout" svg:width="1.493cm" svg:height="0.814cm" svg:x="4.916cm" svg:y="12.39cm">
          <draw:text-box>
            <text:p>计入</text:p>
          </draw:text-box>
        </draw:frame>
        <draw:connector draw:style-name="gr3" draw:text-style-name="P2" draw:layer="layout" svg:x1="11.601cm" svg:y1="8.3cm" svg:x2="11.5cm" svg:y2="10.101cm" draw:start-shape="id67" draw:start-glue-point="6" draw:end-shape="id68" draw:end-glue-point="4" svg:d="M11601 8300v651h-801v1150h700" svg:viewBox="0 0 802 1802">
          <text:p/>
        </draw:connector>
        <draw:connector draw:style-name="gr3" draw:text-style-name="P2" draw:layer="layout" svg:x1="14.096cm" svg:y1="10.101cm" svg:x2="14.001cm" svg:y2="8.3cm" draw:start-shape="id68" draw:start-glue-point="7" draw:end-shape="id69" draw:end-glue-point="6" svg:d="M14096 10101h904v-1150h-999v-651" svg:viewBox="0 0 1000 1802">
          <text:p/>
        </draw:connector>
        <draw:custom-shape draw:style-name="gr100" draw:text-style-name="P16" xml:id="id67" draw:id="id67" draw:layer="layout" svg:width="1.6cm" svg:height="0.5cm" svg:x="10.8cm" svg:y="7.8cm">
          <draw:glue-point draw:id="8" svg:x="-2.356cm" svg:y="-4.9cm"/>
          <draw:glue-point draw:id="9" svg:x="2.356cm" svg:y="-4.94cm"/>
          <text:p text:style-name="P16">0</text:p>
          <text:p text:style-name="P16">1</text:p>
          <draw:enhanced-geometry svg:viewBox="0 0 21600 21600" draw:mirror-vertical="false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2" draw:layer="layout" svg:x1="7cm" svg:y1="4cm" svg:x2="10.961cm" svg:y2="8.05cm" draw:start-shape="id64" draw:start-glue-point="2" draw:end-shape="id67" draw:end-glue-point="7" svg:d="M7000 4000v4050h3961" svg:viewBox="0 0 3962 4051">
          <text:p/>
        </draw:connector>
        <draw:connector draw:style-name="gr3" draw:text-style-name="P2" draw:layer="layout" svg:x1="14.376cm" svg:y1="7.803cm" svg:x2="11.3cm" svg:y2="5.75cm" draw:start-shape="id69" draw:start-glue-point="9" draw:end-shape="id66" draw:end-glue-point="1" svg:d="M14376 7803v-2053h-3076" svg:viewBox="0 0 3077 2054">
          <text:p/>
        </draw:connector>
        <draw:custom-shape draw:style-name="gr100" draw:text-style-name="P16" xml:id="id69" draw:id="id69" draw:layer="layout" svg:width="1.6cm" svg:height="0.5cm" svg:x="13.2cm" svg:y="7.8cm">
          <draw:glue-point draw:id="8" svg:x="-2.356cm" svg:y="-4.9cm"/>
          <draw:glue-point draw:id="9" svg:x="2.356cm" svg:y="-4.94cm"/>
          <text:p text:style-name="P16">0</text:p>
          <text:p text:style-name="P16">1</text:p>
          <draw:enhanced-geometry svg:viewBox="0 0 21600 21600" draw:mirror-vertical="false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2" draw:layer="layout" draw:line-skew="-2.849cm" svg:x1="7cm" svg:y1="4cm" svg:x2="13.361cm" svg:y2="8.05cm" draw:end-shape="id69" draw:end-glue-point="7" svg:d="M7000 4000v4050h6361" svg:viewBox="0 0 6362 4051">
          <text:p/>
        </draw:connector>
        <draw:connector draw:style-name="gr3" draw:text-style-name="P2" draw:layer="layout" svg:x1="18.887cm" svg:y1="8.092cm" svg:x2="17.877cm" svg:y2="6.366cm" svg:d="M18887 8092v-863h-1010v-863" svg:viewBox="0 0 1011 1727">
          <text:p/>
        </draw:connector>
      </draw:page>
      <draw:page draw:name="page9" draw:style-name="dp1" draw:master-page-name="默认">
        <draw:frame draw:style-name="gr101" draw:text-style-name="P17" draw:layer="layout" svg:width="4.782cm" svg:height="1.906cm" svg:x="1cm" svg:y="0.981cm">
          <draw:text-box>
            <text:p><text:span text:style-name="T10">CORE</text:span></text:p>
          </draw:text-box>
        </draw:frame>
        <draw:custom-shape draw:style-name="gr102" draw:text-style-name="P9" draw:layer="layout" svg:width="3.1cm" svg:height="0.8cm" svg:x="13.3cm" svg:y="11.1cm">
          <text:p text:style-name="P2"><text:span text:style-name="T8">ps_core==rcommand</text:span></text:p>
          <text:p text:style-name="P2"><text:span text:style-name="T8">ps_core!=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9" xml:id="id72" draw:id="id72" draw:layer="layout" svg:width="2.7cm" svg:height="0.9cm" svg:x="6.1cm" svg:y="8.6cm">
          <text:p text:style-name="P2"><text:span text:style-name="T8">ps_command==0</text:span></text:p>
          <text:p text:style-name="P2"><text:span text:style-name="T8">command!=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16" xml:id="id71" draw:id="id71" draw:layer="layout" svg:width="2cm" svg:height="0.7cm" draw:transform="rotate (-1.5707963267949) translate (10.5cm 5.9cm)">
          <draw:glue-point draw:id="8" svg:x="-5cm" svg:y="2.405cm"/>
          <draw:glue-point draw:id="9" svg:x="-5cm" svg:y="-2.405cm"/>
          <text:p text:style-name="P16">0</text:p>
          <text:p text:style-name="P16">1</text:p>
          <draw:enhanced-geometry svg:viewBox="0 0 21600 21600" draw:mirror-vertical="false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13" draw:layer="layout" svg:x1="18.2cm" svg:y1="11cm" svg:x2="10.151cm" svg:y2="7.7cm" draw:start-shape="id70" draw:start-glue-point="5" draw:end-shape="id71" draw:end-glue-point="7" svg:d="M18200 11000v-1549h-8049v-1751" svg:viewBox="0 0 8050 3301">
          <text:p/>
        </draw:connector>
        <draw:custom-shape draw:style-name="gr104" draw:text-style-name="P16" xml:id="id73" draw:id="id73" draw:layer="layout" svg:width="2cm" svg:height="0.7cm" draw:transform="rotate (-1.5707963267949) translate (7.7cm 5cm)">
          <draw:glue-point draw:id="8" svg:x="-5cm" svg:y="2.405cm"/>
          <draw:glue-point draw:id="9" svg:x="-5cm" svg:y="-2.405cm"/>
          <text:p text:style-name="P16">0</text:p>
          <text:p text:style-name="P16">1</text:p>
          <draw:enhanced-geometry svg:viewBox="0 0 21600 21600" draw:mirror-vertical="false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13" draw:layer="layout" svg:x1="7.45cm" svg:y1="8.6cm" svg:x2="7.351cm" svg:y2="6.8cm" draw:start-shape="id72" draw:start-glue-point="0" draw:end-shape="id73" draw:end-glue-point="7" svg:d="M7450 8600v-799h-99v-1001" svg:viewBox="0 0 100 1801">
          <text:p/>
        </draw:connector>
        <draw:frame draw:style-name="gr105" draw:text-style-name="P18" draw:layer="layout" svg:width="1.421cm" svg:height="0.81cm" svg:x="7.979cm" svg:y="6.7cm">
          <draw:text-box>
            <text:p><text:span text:style-name="T11">4'h0</text:span></text:p>
          </draw:text-box>
        </draw:frame>
        <draw:connector draw:style-name="gr3" draw:text-style-name="P13" draw:layer="layout" svg:x1="7.7cm" svg:y1="6cm" svg:x2="9.8cm" svg:y2="6.419cm" draw:start-shape="id73" draw:start-glue-point="6" draw:end-shape="id71" draw:end-glue-point="9" svg:d="M7700 6000h1051v419h1049" svg:viewBox="0 0 2101 420">
          <text:p/>
        </draw:connector>
        <draw:connector draw:style-name="gr3" draw:text-style-name="P13" draw:layer="layout" svg:x1="4.8cm" svg:y1="6.15cm" svg:x2="7cm" svg:y2="6.481cm" draw:start-shape="id74" draw:start-glue-point="7" draw:end-shape="id73" draw:end-glue-point="8" svg:d="M4800 6150h1101v331h1099" svg:viewBox="0 0 2201 332">
          <text:p/>
        </draw:connector>
        <draw:custom-shape draw:style-name="gr106" draw:text-style-name="P13" xml:id="id75" draw:id="id75" draw:layer="layout" svg:width="2.9cm" svg:height="0.5cm" svg:x="10.5cm" svg:y="6.6cm">
          <text:p text:style-name="P2"><text:span text:style-name="T11">rcomman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6" draw:text-style-name="P13" draw:layer="layout" svg:width="2.9cm" svg:height="0.5cm" svg:x="15.3cm" svg:y="1cm">
          <text:p text:style-name="P2"><text:span text:style-name="T11">reg ne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7" draw:text-style-name="P19" draw:layer="layout" svg:width="2.9cm" svg:height="0.5cm" svg:x="15.5cm" svg:y="1.7cm">
          <text:p text:style-name="P2"><text:span text:style-name="T12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3" draw:layer="layout" svg:x1="8.3cm" svg:y1="7.4cm" svg:x2="9.8cm" svg:y2="7.4cm">
          <text:p/>
        </draw:line>
        <draw:connector draw:style-name="gr3" draw:text-style-name="P13" draw:layer="layout" draw:line-skew="0cm -0.499cm" svg:x1="11.95cm" svg:y1="6.6cm" svg:x2="7cm" svg:y2="5.519cm" draw:start-shape="id75" draw:start-glue-point="5" draw:end-shape="id73" draw:end-glue-point="9" svg:d="M11950 6600v-2101h-5950v1020h1000" svg:viewBox="0 0 5951 2102">
          <text:p/>
        </draw:connector>
        <draw:custom-shape draw:style-name="gr92" draw:text-style-name="P7" xml:id="id74" draw:id="id74" draw:layer="layout" svg:width="2cm" svg:height="0.7cm" svg:x="2.8cm" svg:y="5.8cm">
          <text:p text:style-name="P2"><text:span text:style-name="T2">command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08" draw:text-style-name="P13" xml:id="id70" draw:id="id70" draw:layer="layout" svg:width="3.6cm" svg:height="0.5cm" svg:x="16.4cm" svg:y="11cm">
          <text:p text:style-name="P2"><text:span text:style-name="T2">clear_comman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4" draw:text-style-name="P16" xml:id="id76" draw:id="id76" draw:layer="layout" svg:width="2cm" svg:height="0.7cm" draw:transform="rotate (-1.5707963267949) translate (7.8cm 11cm)">
          <draw:glue-point draw:id="8" svg:x="-5cm" svg:y="2.405cm"/>
          <draw:glue-point draw:id="9" svg:x="-5cm" svg:y="-2.405cm"/>
          <text:p text:style-name="P16">0</text:p>
          <text:p text:style-name="P16">1</text:p>
          <draw:enhanced-geometry svg:viewBox="0 0 21600 21600" draw:mirror-vertical="false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13" draw:layer="layout" svg:x1="7.45cm" svg:y1="9.5cm" svg:x2="7.451cm" svg:y2="11.2cm" draw:start-shape="id72" draw:start-glue-point="2" draw:end-shape="id76" draw:end-glue-point="5" svg:d="M7450 9500v751h1v949" svg:viewBox="0 0 2 1701">
          <text:p/>
        </draw:connector>
        <draw:custom-shape draw:style-name="gr108" draw:text-style-name="P13" xml:id="id79" draw:id="id79" draw:layer="layout" svg:width="3.6cm" svg:height="0.5cm" svg:x="7.8cm" svg:y="11.6cm">
          <text:p text:style-name="P2"><text:span text:style-name="T2">ps_comman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05" draw:text-style-name="P18" draw:layer="layout" svg:width="1.421cm" svg:height="0.81cm" svg:x="5.279cm" svg:y="11.7cm">
          <draw:text-box>
            <text:p><text:span text:style-name="T11">1'b1</text:span></text:p>
          </draw:text-box>
        </draw:frame>
        <draw:line draw:style-name="gr3" draw:text-style-name="P13" draw:layer="layout" svg:x1="5.6cm" svg:y1="12.4cm" svg:x2="7.1cm" svg:y2="12.4cm">
          <text:p/>
        </draw:line>
        <draw:custom-shape draw:style-name="gr103" draw:text-style-name="P9" xml:id="id77" draw:id="id77" draw:layer="layout" svg:width="2.7cm" svg:height="0.9cm" svg:x="2.8cm" svg:y="8.6cm">
          <text:p text:style-name="P2"><text:span text:style-name="T8">ps_command==1</text:span></text:p>
          <text:p text:style-name="P2"><text:span text:style-name="T8">command==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16" xml:id="id78" draw:id="id78" draw:layer="layout" svg:width="2cm" svg:height="0.7cm" draw:transform="rotate (-1.5707963267949) translate (4.5cm 10.8cm)">
          <draw:glue-point draw:id="8" svg:x="-5cm" svg:y="2.405cm"/>
          <draw:glue-point draw:id="9" svg:x="-5cm" svg:y="-2.405cm"/>
          <text:p text:style-name="P16">0</text:p>
          <text:p text:style-name="P16">1</text:p>
          <draw:enhanced-geometry svg:viewBox="0 0 21600 21600" draw:mirror-vertical="false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13" draw:layer="layout" svg:x1="4.15cm" svg:y1="9.5cm" svg:x2="4.151cm" svg:y2="11cm" draw:start-shape="id77" draw:start-glue-point="2" draw:end-shape="id78" draw:end-glue-point="5" svg:d="M4150 9500v651h1v849" svg:viewBox="0 0 2 1501">
          <text:p/>
        </draw:connector>
        <draw:connector draw:style-name="gr3" draw:text-style-name="P13" draw:layer="layout" draw:line-skew="0cm -1.399cm" svg:x1="9.6cm" svg:y1="12.1cm" svg:x2="3.8cm" svg:y2="11.319cm" draw:start-shape="id79" draw:start-glue-point="8" draw:end-shape="id78" draw:end-glue-point="9" svg:d="M9600 12100v1202h-7700v-1983h1900" svg:viewBox="0 0 7701 1984">
          <text:p/>
        </draw:connector>
        <draw:frame draw:style-name="gr105" draw:text-style-name="P18" draw:layer="layout" svg:width="1.421cm" svg:height="0.81cm" svg:x="2cm" svg:y="11.5cm">
          <draw:text-box>
            <text:p><text:span text:style-name="T11">1'b0</text:span></text:p>
          </draw:text-box>
        </draw:frame>
        <draw:line draw:style-name="gr3" draw:text-style-name="P13" draw:layer="layout" svg:x1="2.321cm" svg:y1="12.2cm" svg:x2="3.821cm" svg:y2="12.2cm">
          <text:p/>
        </draw:line>
        <draw:connector draw:style-name="gr3" draw:text-style-name="P13" draw:layer="layout" svg:x1="4.5cm" svg:y1="11.8cm" svg:x2="7.1cm" svg:y2="11.519cm" draw:start-shape="id78" draw:start-glue-point="6" draw:end-shape="id76" draw:end-glue-point="9" svg:d="M4500 11800h1301v-281h1299" svg:viewBox="0 0 2601 282">
          <text:p/>
        </draw:connector>
        <draw:custom-shape draw:style-name="gr109" draw:text-style-name="P9" draw:layer="layout" svg:width="2.1cm" svg:height="1cm" svg:x="1.9cm" svg:y="15cm">
          <text:p text:style-name="P2"><text:span text:style-name="T8">ps_core</text:span></text:p>
          <text:p text:style-name="P2"><text:span text:style-name="T8">default=4'h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16" draw:layer="layout" svg:width="2cm" svg:height="0.7cm" draw:transform="rotate (-1.5707963267949) translate (1.8cm 6.4cm)">
          <draw:glue-point draw:id="8" svg:x="-5cm" svg:y="2.405cm"/>
          <draw:glue-point draw:id="9" svg:x="-5cm" svg:y="-2.405cm"/>
          <text:p text:style-name="P16">0</text:p>
          <text:p text:style-name="P16">1</text:p>
          <draw:enhanced-geometry svg:viewBox="0 0 21600 21600" draw:mirror-vertical="false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04" draw:text-style-name="P16" draw:layer="layout" svg:width="2cm" svg:height="0.7cm" draw:transform="rotate (-1.5707963267949) translate (12.3cm 13.7cm)">
          <draw:glue-point draw:id="8" svg:x="-5cm" svg:y="2.405cm"/>
          <draw:glue-point draw:id="9" svg:x="-5cm" svg:y="-2.405cm"/>
          <text:p text:style-name="P16">0</text:p>
          <text:p text:style-name="P16">1</text:p>
          <draw:enhanced-geometry svg:viewBox="0 0 21600 21600" draw:mirror-vertical="false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09" draw:text-style-name="P9" draw:layer="layout" svg:width="2.1cm" svg:height="1cm" svg:x="2cm" svg:y="17cm">
          <text:p text:style-name="P2"><text:span text:style-name="T8">ps_idle: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默认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3" svg:font-family="'Liberation Serif'" style:font-pitch="variable"/>
    <style:font-face style:name="Liberation Serif2" svg:font-family="'Liberation Serif'" style:font-adornments="标准" style:font-pitch="variable"/>
    <style:font-face style:name="宋体" svg:font-family="宋体" style:font-pitch="variable"/>
    <style:font-face style:name="宋体2" svg:font-family="宋体" style:font-adornments="常规" style:font-pitch="variable"/>
    <style:font-face style:name="宋体1" svg:font-family="宋体" style:font-adornments="标准" style:font-pitch="variable"/>
    <style:font-face style:name="微软雅黑3" svg:font-family="微软雅黑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标准" style:font-family-generic="roman" style:font-pitch="variable"/>
    <style:font-face style:name="Liberation Serif4" svg:font-family="'Liberation Serif'" style:font-adornments="标准" style:font-family-generic="swiss" style:font-pitch="variable"/>
    <style:font-face style:name="Tahoma2" svg:font-family="Tahoma" style:font-adornments="标准" style:font-family-generic="swiss" style:font-pitch="variable"/>
    <style:font-face style:name="微软雅黑1" svg:font-family="微软雅黑" style:font-family-generic="swiss" style:font-pitch="variable"/>
    <style:font-face style:name="微软雅黑" svg:font-family="微软雅黑" style:font-adornments="标准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标准" style:font-family-generic="system" style:font-pitch="variable"/>
    <style:font-face style:name="宋体3" svg:font-family="宋体" style:font-family-generic="system" style:font-pitch="variable"/>
    <style:font-face style:name="宋体4" svg:font-family="宋体" style:font-adornments="常规" style:font-family-generic="system" style:font-pitch="variable"/>
    <style:font-face style:name="微软雅黑2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Liberation Serif1" fo:font-family="'Liberation Serif'" style:font-style-name="标准" style:font-family-generic="roman" style:font-pitch="variable" fo:font-size="14pt" fo:text-shadow="none" style:text-underline-style="none" style:letter-kerning="true" style:font-name-asian="宋体2" style:font-family-asian="宋体" style:font-style-name-asian="常规" style:font-pitch-asian="variable" style:font-size-asian="14pt" style:font-name-complex="Tahoma2" style:font-family-complex="Tahoma" style:font-style-name-complex="标准" style:font-family-generic-complex="swiss" style:font-pitch-complex="variable" style:font-size-complex="24p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2" style:font-family-asian="微软雅黑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5:07:08.493000000</meta:creation-date>
    <dc:date>2016-01-21T17:30:10.177000000</dc:date>
    <meta:editing-duration>P6DT20H35M36S</meta:editing-duration>
    <meta:editing-cycles>118</meta:editing-cycles>
    <meta:generator>LibreOffice/4.3.4.1$Windows_x86 LibreOffice_project/bc356b2f991740509f321d70e4512a6a54c5f243</meta:generator>
    <meta:document-statistic meta:object-count="433"/>
  </office:meta>
</office:document-meta>
</file>